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2" text:outline-level="2">AT THE END OF THE DAY</text:h>
        <text:p text:style-name="P1"><text:s/>[THE POOR]</text:p>
        <text:p text:style-name="P1"><text:s/>At the end of the day you're another day older</text:p>
        <text:p text:style-name="P1"><text:s/>And that's all you can say for the life of the poor</text:p>
        <text:p text:style-name="P1"><text:s/>It's a struggle, it's a war</text:p>
        <text:p text:style-name="P1"><text:s/>And there's nothing that anyone's giving</text:p>
        <text:p text:style-name="P1"><text:s/>One more day standing about, what is it for?</text:p>
        <text:p text:style-name="P1"><text:s/>One day less to be living.</text:p>
        <text:p text:style-name="P1"></text:p>
        <text:p text:style-name="P1"><text:s/>At the end of the day you're another day colder</text:p>
        <text:p text:style-name="P1"><text:s/>And the shirt on your back doesn't keep out the chill</text:p>
        <text:p text:style-name="P1"><text:s/>And the righteous hurry past</text:p>
        <text:p text:style-name="P1"><text:s/>They don't hear the little ones crying</text:p>
        <text:p text:style-name="P1"><text:s/>And the winter is coming on fast, ready to kill</text:p>
        <text:p text:style-name="P1"><text:s/>One day nearer to dying!</text:p>
        <text:p text:style-name="P1"></text:p>
        <text:p text:style-name="P1"><text:s/>At the end of the day there's another day dawning</text:p>
        <text:p text:style-name="P1"><text:s/>And the sun in the morning is waiting to rise</text:p>
        <text:p text:style-name="P1"><text:s/>Like the waves crash on the sand</text:p>
        <text:p text:style-name="P1"><text:s/>Like a storm that'll break any second</text:p>
        <text:p text:style-name="P1"><text:s/>There's a hunger in the land</text:p>
        <text:p text:style-name="P1"><text:s/>There's a reckoning still to be reckoned and</text:p>
        <text:p text:style-name="P1"><text:s/>There's gonna be hell to pay</text:p>
        <text:p text:style-name="P1"><text:s/>At the end of the day!</text:p>
        <text:p text:style-name="P1"></text:p>
        <text:p text:style-name="P1"><text:s/>[The foreman and workers, including Fantine, emerge from the factory]</text:p>
        <text:p text:style-name="P1"></text:p>
        <text:p text:style-name="P1"><text:s/>[FOREMAN]</text:p>
        <text:p text:style-name="P1"><text:s/>At the end of the day you get nothing for nothing</text:p>
        <text:p text:style-name="P1"><text:s/>Sitting flat on your butt doesn't buy any bread</text:p>
        <text:p text:style-name="P1"></text:p>
        <text:p text:style-name="P1"><text:s/>[WORKER ONE]</text:p>
        <text:p text:style-name="P1"><text:s/>There are children back at home</text:p>
        <text:p text:style-name="P1"></text:p>
        <text:p text:style-name="P1"><text:s/>[WORKERS ONE AND TWO]</text:p>
        <text:p text:style-name="P1"><text:s/>And the children have got to be fed</text:p>
        <text:p text:style-name="P1"></text:p>
        <text:p text:style-name="P1"><text:s/>[WORKER TWO]</text:p>
        <text:p text:style-name="P1"><text:s/>And you're lucky to be in a job</text:p>
        <text:p text:style-name="P1"></text:p>
        <text:p text:style-name="P1"><text:s/>[WOMAN]</text:p>
        <text:p text:style-name="P1"><text:s/>And in a bed!</text:p>
        <text:p text:style-name="P1"></text:p>
        <text:p text:style-name="P1"><text:s/>[WORKERS]</text:p>
        <text:p text:style-name="P1"><text:s/>And we're counting our blessings!</text:p>
        <text:p text:style-name="P1"></text:p>
        <text:p text:style-name="P1"><text:s/>[WOMAN TWO]</text:p>
        <text:p text:style-name="P1"><text:s/>Have you seen how the foreman is fuming today?</text:p>
        <text:p text:style-name="P1"><text:s/>With his terrible breath and his wandering hands?</text:p>
        <text:p text:style-name="P1"></text:p>
        <text:p text:style-name="P1"><text:s/>[WOMAN THREE]</text:p>
        <text:p text:style-name="P1"><text:s/>It's because little Fantine won't give him his way</text:p>
        <text:p text:style-name="P1"></text:p>
        <text:p text:style-name="P1"><text:s/>[WOMAN ONE]</text:p>
        <text:p text:style-name="P1"><text:s/>Take a look at his trousers, you'll see where he stands!</text:p>
        <text:p text:style-name="P1"></text:p>
        <text:p text:style-name="P1"><text:s/>[WOMAN FOUR]</text:p>
        <text:p text:style-name="P1"><text:s/>And the boss, he never knows</text:p>
        <text:p text:style-name="P1"><text:s/>That the foreman is always in heat</text:p>
        <text:p text:style-name="P1"></text:p>
        <text:p text:style-name="P1"><text:s/>[WOMAN THREE]</text:p>
        <text:p text:style-name="P1"><text:s/>If Fantine doesn't look out</text:p>
        <text:p text:style-name="P1"><text:s/>Watch how she goes</text:p>
        <text:p text:style-name="P1"><text:s/>She'll be out on the street! </text:p>
        <text:p text:style-name="P1"></text:p>
        <text:p text:style-name="P1"><text:s/>[WORKERS]</text:p>
        <text:p text:style-name="P1"><text:s/>At the end of the day it's another day over</text:p>
        <text:p text:style-name="P1"><text:s/>With enough in your pocket to last for a week</text:p>
        <text:p text:style-name="P1"><text:s/>Pay the landlord, pay the shop</text:p>
        <text:p text:style-name="P1"><text:s/>Keep on grafting as long as you're able</text:p>
        <text:p text:style-name="P1"><text:s/>Keep on grafting till you drop</text:p>
        <text:p text:style-name="P1"><text:s/>Or it's back to the crumbs off the table</text:p>
        <text:p text:style-name="P1"><text:s/>You've got to pay your way</text:p>
        <text:p text:style-name="P1"><text:s/>At the end of the day!</text:p>
        <text:p text:style-name="P1"></text:p>
        <text:p text:style-name="P1"><text:s/>[GIRL (Grabbing a letter from Fantine)]</text:p>
        <text:p text:style-name="P1"><text:s/>And what have we here, little innocent sister?</text:p>
        <text:p text:style-name="P1"><text:s/>Come on Fantine, let's have all the news!</text:p>
        <text:p text:style-name="P1"></text:p>
        <text:p text:style-name="P1"><text:s/>[Reading the letter]</text:p>
        <text:p text:style-name="P1"></text:p>
        <text:p text:style-name="P1"><text:s/>Ooh..."Dear Fantine you must send us more money...</text:p>
        <text:p text:style-name="P1"><text:s/>Your child needs a doctor...</text:p>
        <text:p text:style-name="P1"><text:s/>There's no time to lose..."</text:p>
        <text:p text:style-name="P1"></text:p>
        <text:p text:style-name="P1"><text:s/>[FANTINE]</text:p>
        <text:p text:style-name="P1"><text:s/>Give that letter to me</text:p>
        <text:p text:style-name="P1"><text:s/>It is none of your business</text:p>
        <text:p text:style-name="P1"><text:s/>With a husband at home</text:p>
        <text:p text:style-name="P1"><text:s/>And a bit on the side!</text:p>
        <text:p text:style-name="P1"><text:s/>Is there anyone here</text:p>
        <text:p text:style-name="P1"><text:s/>Who can swear before God</text:p>
        <text:p text:style-name="P1"><text:s/>She has nothing to fear?</text:p>
        <text:p text:style-name="P1"><text:s/>She has nothing to hide?</text:p>
        <text:p text:style-name="P1"></text:p>
        <text:p text:style-name="P1"><text:s/>[They fight over the letter. Valjean (M. Madeleine) rushes on to break up the squabble.]</text:p>
        <text:p text:style-name="P1"></text:p>
        <text:p text:style-name="P1"><text:s/>[VALJEAN]</text:p>
        <text:p text:style-name="P1"><text:s/>Will someone tear these two apart</text:p>
        <text:p text:style-name="P1"><text:s/>What is this fighting all about?</text:p>
        <text:p text:style-name="P1"><text:s/>This is a factory, not a circus!</text:p>
        <text:p text:style-name="P1"><text:s/>Now, come on ladies, settle down</text:p>
        <text:p text:style-name="P1"><text:s/>I run a business of repute</text:p>
        <text:p text:style-name="P1"><text:s/>I am the Mayor of this town</text:p>
        <text:p text:style-name="P1"></text:p>
        <text:p text:style-name="P1"><text:s/>[To the foreman]</text:p>
        <text:p text:style-name="P1"><text:s/>I look to you to sort this out</text:p>
        <text:p text:style-name="P1"><text:s/>And be as patient as you can-</text:p>
        <text:p text:style-name="P1"></text:p>
        <text:p text:style-name="P1"><text:s/>[He goes back into the factory]</text:p>
        <text:p text:style-name="P1"></text:p>
        <text:p text:style-name="P1"><text:s/>[FOREMAN]</text:p>
        <text:p text:style-name="P1"><text:s/>Now someone say how this began!</text:p>
        <text:p text:style-name="P1"></text:p>
        <text:p text:style-name="P1"><text:s/>[GIRL]</text:p>
        <text:p text:style-name="P1"><text:s/>At the end of the day</text:p>
        <text:p text:style-name="P1"><text:s/>She's the one who began it!</text:p>
        <text:p text:style-name="P1"><text:s/>There's a kid that she's hiding</text:p>
        <text:p text:style-name="P1"><text:s/>In some little town</text:p>
        <text:p text:style-name="P1"><text:s/>There's a man she has to pay</text:p>
        <text:p text:style-name="P1"><text:s/>You can guess how she picks up the extra</text:p>
        <text:p text:style-name="P1"><text:s/>You can bet she's earning her keep</text:p>
        <text:p text:style-name="P1"><text:s/>Sleeping around</text:p>
        <text:p text:style-name="P1"><text:s/>And the boss wouldn't like it!</text:p>
        <text:p text:style-name="P1"></text:p>
        <text:p text:style-name="P1"><text:s/>[FANTINE]</text:p>
        <text:p text:style-name="P1"><text:s/>Yes it's true there's a child</text:p>
        <text:p text:style-name="P1"><text:s/>And the child is my daughter</text:p>
        <text:p text:style-name="P1"><text:s/>And her father abandoned us</text:p>
        <text:p text:style-name="P1"><text:s/>Leaving us flat</text:p>
        <text:p text:style-name="P1"><text:s/>Now she lives with an innkeeper man</text:p>
        <text:p text:style-name="P1"><text:s/>And his wife</text:p>
        <text:p text:style-name="P1"><text:s/>And I pay for the child</text:p>
        <text:p text:style-name="P1"><text:s/>What's the matter with that?</text:p>
        <text:p text:style-name="P1"></text:p>
        <text:p text:style-name="P1"><text:s/>[WOMEN]</text:p>
        <text:p text:style-name="P1"><text:s/>At the end of the day</text:p>
        <text:p text:style-name="P1"><text:s/>She'll be nothing but trouble</text:p>
        <text:p text:style-name="P1"><text:s/>And there's trouble for all</text:p>
        <text:p text:style-name="P1"><text:s/>When there's trouble for one!</text:p>
        <text:p text:style-name="P1"><text:s/>While we're earning our daily bread</text:p>
        <text:p text:style-name="P1"><text:s/>She's the one with her hands in the butter</text:p>
        <text:p text:style-name="P1"><text:s/>You must send the slut away</text:p>
        <text:p text:style-name="P1"><text:s/>Or we're all gonna end in the gutter</text:p>
        <text:p text:style-name="P1"><text:s/>And it's us who'll have to pay</text:p>
        <text:p text:style-name="P1"><text:s/>At the end of the day!</text:p>
        <text:p text:style-name="P1"></text:p>
        <text:p text:style-name="P1"><text:s/>[FOREMAN]</text:p>
        <text:p text:style-name="P1"><text:s/>I might have known the bitch could bite</text:p>
        <text:p text:style-name="P1"><text:s/>I might have known the cat had claws</text:p>
        <text:p text:style-name="P1"><text:s/>I might have guessed your little secret</text:p>
        <text:p text:style-name="P1"><text:s/>Ah yes, the virtuous Fantine</text:p>
        <text:p text:style-name="P1"><text:s/>Who keeps herself so pure and clean</text:p>
        <text:p text:style-name="P1"><text:s/>You'd be the cause I had no doubt</text:p>
        <text:p text:style-name="P1"><text:s/>Of any trouble hereabout</text:p>
        <text:p text:style-name="P1"><text:s/>You play a virgin in the light</text:p>
        <text:p text:style-name="P1"><text:s/>But need no urgin' in the night.</text:p>
        <text:p text:style-name="P1"></text:p>
        <text:p text:style-name="P1"><text:s/>[GIRL]</text:p>
        <text:p text:style-name="P1"><text:soft-page-break/><text:s/>She's been laughing at you </text:p>
        <text:p text:style-name="P1"><text:s/>While she's having her men</text:p>
        <text:p text:style-name="P1"></text:p>
        <text:p text:style-name="P1"><text:s/>[WOMEN]</text:p>
        <text:p text:style-name="P1"><text:s/>She'll be nothing but trouble again and again</text:p>
        <text:p text:style-name="P1"></text:p>
        <text:p text:style-name="P1"><text:s/>[WOMAN]</text:p>
        <text:p text:style-name="P1"><text:s/>You must sack her today</text:p>
        <text:p text:style-name="P1"></text:p>
        <text:p text:style-name="P1"><text:s/>[WORKERS]</text:p>
        <text:p text:style-name="P1"><text:s/>Sack the girl today!</text:p>
        <text:p text:style-name="P1"></text:p>
        <text:p text:style-name="P1"><text:s/>[FOREMAN]</text:p>
        <text:p text:style-name="P1"><text:s/>Right my girl. On your way!</text:p>
        <text:h text:style-name="Heading_20_2" text:outline-level="2">CASTLE IN THE CLOUD</text:h>
        <text:p text:style-name="P2"><text:s/>[YOUNG COSETTE]</text:p>
        <text:p text:style-name="P2"><text:s/>There is a castle on a cloud,</text:p>
        <text:p text:style-name="P2"><text:s/>I like to go there in my sleep,</text:p>
        <text:p text:style-name="P2"><text:s/>Aren't any floors for me to sweep,</text:p>
        <text:p text:style-name="P2"><text:s/>Not in my castle on a cloud.</text:p>
        <text:p text:style-name="P2"></text:p>
        <text:p text:style-name="P2"><text:s/>There is a room that's full of toys,</text:p>
        <text:p text:style-name="P2"><text:s/>There are a hundred boys and girls,</text:p>
        <text:p text:style-name="P2"><text:s/>Nobody shouts or talks too loud,</text:p>
        <text:p text:style-name="P2"><text:s/>Not in my castle on a cloud.</text:p>
        <text:p text:style-name="P2"></text:p>
        <text:p text:style-name="P2"><text:s/>There is a lady all in white,</text:p>
        <text:p text:style-name="P2"><text:s/>Holds me and sings a lullaby,</text:p>
        <text:p text:style-name="P2"><text:s/>She's nice to see and she's soft to touch,</text:p>
        <text:p text:style-name="P2"><text:s/>She says "Cosette, I love you very much."</text:p>
        <text:p text:style-name="P2"></text:p>
        <text:p text:style-name="P2"><text:s/>I know a place where no one's lost,</text:p>
        <text:p text:style-name="P2"><text:s/>I know a place where no one cries,</text:p>
        <text:p text:style-name="P2"><text:s/>Crying at all is not allowed,</text:p>
        <text:p text:style-name="P2"><text:s/>Not in my castle on a cloud.</text:p>
        <text:p text:style-name="P2"></text:p>
        <text:p text:style-name="P2"><text:s/>Oh help! I think I hear them now,</text:p>
        <text:p text:style-name="P2"><text:s/>and I'm nowhere near finished sweeping and</text:p>
        <text:p text:style-name="P2"><text:s/>scrubbing and polishing the floor.</text:p>
        <text:p text:style-name="P2"><text:s/>Oh, it's her! It's Madame!</text:p>
        <text:p text:style-name="P2"></text:p>
        <text:p text:style-name="P2"><text:s/>[MME. THENARDIER]</text:p>
        <text:p text:style-name="P2"><text:s/>Now look who's here</text:p>
        <text:p text:style-name="P2"><text:s/>The little madam herself!</text:p>
        <text:p text:style-name="P2"><text:s/>Pretending once again she's been `so awfully good,'</text:p>
        <text:p text:style-name="P2"><text:s/>Better not let me catch you slacking</text:p>
        <text:p text:style-name="P2"><text:s/>Better not catch my eye!</text:p>
        <text:p text:style-name="P2"><text:s/>Ten rotten francs your mother sends me</text:p>
        <text:p text:style-name="P2"><text:s/>What is that going to buy?</text:p>
        <text:p text:style-name="P2"><text:s/>Now take that pail</text:p>
        <text:p text:style-name="P2"><text:s/>My little `Mademoiselle'</text:p>
        <text:p text:style-name="P2"><text:s/>And go and draw some water from the well!</text:p>
        <text:p text:style-name="P2"></text:p>
        <text:p text:style-name="P2"><text:s/>We should never have taken you in in the first place</text:p>
        <text:p text:style-name="P2"><text:s/>How stupid the things that we do!</text:p>
        <text:p text:style-name="P2"><text:s/>Like mother like daughter, the scum of the street.</text:p>
        <text:p text:style-name="P2"><text:s/>Eponine, come my dear, Eponine, let me see you</text:p>
        <text:p text:style-name="P2"><text:s/>You look very well in that new little blue hat</text:p>
        <text:p text:style-name="P2"><text:s/>There's some little girls who know how to behave</text:p>
        <text:p text:style-name="P2"><text:s/>And they know what to wear</text:p>
        <text:p text:style-name="P2"><text:s/>And I'm saying thank heaven for that.</text:p>
        <text:p text:style-name="P2"></text:p>
        <text:p text:style-name="P2"><text:s/>Still there Cosette?</text:p>
        <text:p text:style-name="P2"><text:s/>Your tears will do you no good!</text:p>
        <text:p text:style-name="P2"><text:s/>I told you fetch some water from the well in the wood!</text:p>
        <text:p text:style-name="P2"></text:p>
        <text:p text:style-name="P2"><text:s/>[YOUNG COSETTE]</text:p>
        <text:p text:style-name="P2"><text:s/>Please do not send me out alone</text:p>
        <text:p text:style-name="P2"><text:s/>Not in the darkness on my own!</text:p>
        <text:p text:style-name="P2"></text:p>
        <text:p text:style-name="P2"><text:s/>[MME. THENARDIER]</text:p>
        <text:p text:style-name="P2"><text:s/>Enough of that, or I'll forget to be nice!</text:p>
        <text:p text:style-name="P2"><text:s/>You heard me ask for something,</text:p>
        <text:p text:style-name="P2"><text:s/>And I never ask twice!</text:p>
        <text:p text:style-name="P2"></text:p>
        <text:p text:style-name="P2"><text:s/>[Young Eponine pushes Cosette out. Thénardier says good night to his daughter as the inn fills up for the evening]</text:p>
        <text:h text:style-name="Heading_20_2" text:outline-level="2">COME TO ME</text:h>
        <text:p text:style-name="Text_20_body">[Fantine is lying in a hospital bed, deliriously dreaming of her daughter Cosette.] </text:p>
        <text:p text:style-name="Text_20_body"></text:p>
        <text:p text:style-name="Text_20_body">Fantine</text:p>
        <text:p text:style-name="Text_20_body">Cosette, it's turned so cold</text:p>
        <text:p text:style-name="Text_20_body">Cosette, it's past your bedtime</text:p>
        <text:p text:style-name="Text_20_body">You've played the day away</text:p>
        <text:p text:style-name="Text_20_body">And soon it will be night.</text:p>
        <text:p text:style-name="Text_20_body">Come to me, Cosette, the light is fading</text:p>
        <text:p text:style-name="Text_20_body">Don't you see the evening star appearing?</text:p>
        <text:p text:style-name="Text_20_body">Come to me, and rest against my shoulder</text:p>
        <text:p text:style-name="Text_20_body">How fast the minutes fly away and every minute colder.</text:p>
        <text:p text:style-name="Text_20_body">Hurry near, another day is dying</text:p>
        <text:p text:style-name="Text_20_body">Don't you hear, the winter wind is crying?</text:p>
        <text:p text:style-name="Text_20_body">There's a darkness which comes without a warning</text:p>
        <text:p text:style-name="Text_20_body">But I will sing you lullabies and wake you in the morning. </text:p>
        <text:p text:style-name="Text_20_body"></text:p>
        <text:p text:style-name="Text_20_body">[Valjean enters.] </text:p>
        <text:p text:style-name="Text_20_body"></text:p>
        <text:p text:style-name="Text_20_body">Valjean</text:p>
        <text:p text:style-name="Text_20_body">Oh, Fantine, our time is running out</text:p>
        <text:p text:style-name="Text_20_body">But Fantine, I swear this on my life </text:p>
        <text:p text:style-name="Text_20_body"></text:p>
        <text:p text:style-name="Text_20_body">Fantine</text:p>
        <text:p text:style-name="Text_20_body">Look, M'sieur, where all the children play </text:p>
        <text:p text:style-name="Text_20_body"></text:p>
        <text:p text:style-name="Text_20_body">Valjean</text:p>
        <text:p text:style-name="Text_20_body">Be at peace, be at peace evermore. </text:p>
        <text:p text:style-name="Text_20_body"></text:p>
        <text:p text:style-name="Text_20_body">Fantine</text:p>
        <text:p text:style-name="Text_20_body">My Cosette... </text:p>
        <text:p text:style-name="Text_20_body"></text:p>
        <text:p text:style-name="Text_20_body">Valjean</text:p>
        <text:p text:style-name="Text_20_body">Shall live in my protection </text:p>
        <text:p text:style-name="Text_20_body"></text:p>
        <text:p text:style-name="Text_20_body">Fantine</text:p>
        <text:p text:style-name="Text_20_body">Take her now </text:p>
        <text:p text:style-name="Text_20_body"></text:p>
        <text:p text:style-name="Text_20_body">Valjean</text:p>
        <text:p text:style-name="Text_20_body">Your child will want for nothing </text:p>
        <text:p text:style-name="Text_20_body"></text:p>
        <text:p text:style-name="Text_20_body">Fantine</text:p>
        <text:p text:style-name="Text_20_body">Good M'sieur, you come from God in Heaven. </text:p>
        <text:p text:style-name="Text_20_body"></text:p>
        <text:p text:style-name="Text_20_body">Valjean</text:p>
        <text:p text:style-name="Text_20_body">And none will ever harm Cosette</text:p>
        <text:p text:style-name="Text_20_body">As long as I am living. </text:p>
        <text:p text:style-name="Text_20_body"></text:p>
        <text:p text:style-name="Text_20_body">Fantine</text:p>
        <text:p text:style-name="Text_20_body">Take my hand,</text:p>
        <text:p text:style-name="Text_20_body">The night grows ever colder. </text:p>
        <text:p text:style-name="Text_20_body"></text:p>
        <text:p text:style-name="Text_20_body">Valjean</text:p>
        <text:p text:style-name="Text_20_body">Then I will keep you warm. </text:p>
        <text:p text:style-name="Text_20_body"></text:p>
        <text:p text:style-name="Text_20_body">Fantine</text:p>
        <text:p text:style-name="Text_20_body">Take my child, I give her to your keeping. </text:p>
        <text:p text:style-name="Text_20_body"></text:p>
        <text:p text:style-name="Text_20_body">Valjean</text:p>
        <text:p text:style-name="Text_20_body">Take shelter from the storm </text:p>
        <text:p text:style-name="Text_20_body"></text:p>
        <text:p text:style-name="Text_20_body">Fantine</text:p>
        <text:p text:style-name="Text_20_body">For God's sake, please stay till I am sleeping</text:p>
        <text:p text:style-name="Text_20_body">And tell Cosette I love her</text:p>
        <text:p text:style-name="Text_20_body">And I'll see her when I wake... </text:p>
        <text:p text:style-name="Text_20_body"></text:p>
        <text:p text:style-name="Text_20_body">[She dies with a smile; Javert arrives.]</text:p>
        <text:h text:style-name="Heading_20_2" text:outline-level="2">CONFRONTATION</text:h>
        <text:p text:style-name="Text_20_body">[JAVERT] </text:p>
        <text:p text:style-name="Text_20_body"><text:s/>Valjean, at last,</text:p>
        <text:p text:style-name="Text_20_body"><text:s/>We see each other plain</text:p>
        <text:p text:style-name="Text_20_body"><text:s/>`M'sieur le Mayor,'</text:p>
        <text:p text:style-name="Text_20_body"><text:s/>You'll wear a different chain!</text:p>
        <text:p text:style-name="Text_20_body"></text:p>
        <text:p text:style-name="Text_20_body"><text:s/>[VALJEAN]</text:p>
        <text:p text:style-name="Text_20_body"><text:s/>Before you say another word, Javert </text:p>
        <text:p text:style-name="Text_20_body"><text:s/>Before you chain me up like a slave again</text:p>
        <text:p text:style-name="Text_20_body"><text:s/>Listen to me! There is something I must do.</text:p>
        <text:p text:style-name="Text_20_body"><text:s/>This woman leaves behind a suffering child.</text:p>
        <text:p text:style-name="Text_20_body"><text:s/>There is none but me who can intercede,</text:p>
        <text:p text:style-name="Text_20_body"><text:s/>In Mercy's name, three days are all I need.</text:p>
        <text:p text:style-name="Text_20_body"><text:s/>Then I'll return, I pledge my word.</text:p>
        <text:p text:style-name="Text_20_body"><text:s/>Then I'll return...</text:p>
        <text:p text:style-name="Text_20_body"></text:p>
        <text:p text:style-name="Text_20_body"><text:s/>[JAVERT]</text:p>
        <text:p text:style-name="Text_20_body"><text:s/>You must think me mad!</text:p>
        <text:p text:style-name="Text_20_body"><text:s/>I've hunted you across the years</text:p>
        <text:p text:style-name="Text_20_body"><text:s/>A man like you can never change</text:p>
        <text:p text:style-name="Text_20_body"><text:s/>A man such as you.</text:p>
        <text:p text:style-name="Text_20_body"></text:p>
        <text:p text:style-name="Text_20_body"><text:s/>[VALJEAN(in counterpoint)]</text:p>
        <text:p text:style-name="Text_20_body"><text:s/>Believe of me what you will</text:p>
        <text:p text:style-name="Text_20_body"><text:s/>There is a duty that I'm sworn to do</text:p>
        <text:p text:style-name="Text_20_body"><text:soft-page-break/><text:s/>You know nothing of my life</text:p>
        <text:p text:style-name="Text_20_body"><text:s/>All I did was steal some bread</text:p>
        <text:p text:style-name="Text_20_body"><text:s/>You know nothing of the world</text:p>
        <text:p text:style-name="Text_20_body"><text:s/>You would sooner see me dead</text:p>
        <text:p text:style-name="Text_20_body"><text:s/>But not before I see this justice</text:p>
        <text:p text:style-name="Text_20_body"><text:s/>done</text:p>
        <text:p text:style-name="Text_20_body"><text:s/>I am warning you Javert</text:p>
        <text:p text:style-name="Text_20_body"><text:s/>I'm a stronger man by far</text:p>
        <text:p text:style-name="Text_20_body"><text:s/>There is power in me yet</text:p>
        <text:p text:style-name="Text_20_body"><text:s/>My race is not yet run</text:p>
        <text:p text:style-name="Text_20_body"><text:s/>I am warning you Javert</text:p>
        <text:p text:style-name="Text_20_body"><text:s/>There is nothing I won't dare</text:p>
        <text:p text:style-name="Text_20_body"><text:s/>If I have to kill you here</text:p>
        <text:p text:style-name="Text_20_body"><text:s/>I'll do what must be done! </text:p>
        <text:p text:style-name="Text_20_body"></text:p>
        <text:p text:style-name="Text_20_body"><text:s/>[JAVERT(in counterpoint)]</text:p>
        <text:p text:style-name="Text_20_body"><text:s/>Men like me can never change</text:p>
        <text:p text:style-name="Text_20_body"><text:s/>Men like you can never change</text:p>
        <text:p text:style-name="Text_20_body"><text:s/>No,</text:p>
        <text:p text:style-name="Text_20_body"><text:s/>24601</text:p>
        <text:p text:style-name="Text_20_body"><text:s/>My duty's to the law - you have no</text:p>
        <text:p text:style-name="Text_20_body"><text:s/>Rights</text:p>
        <text:p text:style-name="Text_20_body"><text:s/>Come with me 24601</text:p>
        <text:p text:style-name="Text_20_body"><text:s/>Now the wheel has turned around</text:p>
        <text:p text:style-name="Text_20_body"><text:s/>Jean Valjean is nothing now</text:p>
        <text:p text:style-name="Text_20_body"><text:s/>Dare you talk to me of crime</text:p>
        <text:p text:style-name="Text_20_body"><text:s/>And the price you had to pay</text:p>
        <text:p text:style-name="Text_20_body"><text:s/>Every man is born in sin</text:p>
        <text:p text:style-name="Text_20_body"><text:s/>Every man must choose his way</text:p>
        <text:p text:style-name="Text_20_body"><text:s/>You know nothing of Javert</text:p>
        <text:p text:style-name="Text_20_body"><text:s/>I was born inside a jail</text:p>
        <text:p text:style-name="Text_20_body"><text:s/>I was born with scum like you</text:p>
        <text:p text:style-name="Text_20_body"><text:s/>I am from the gutter too! </text:p>
        <text:p text:style-name="Text_20_body"></text:p>
        <text:p text:style-name="Text_20_body"><text:s/>[Valjean breaks a chair and threatens Javert with the broken piece.</text:p>
        <text:p text:style-name="Text_20_body"><text:s/>Turns to Fantine]</text:p>
        <text:p text:style-name="Text_20_body"></text:p>
        <text:p text:style-name="Text_20_body"><text:s/>[VALJEAN]</text:p>
        <text:p text:style-name="Text_20_body"><text:s/>[to Fantine] And this I swear to you tonight</text:p>
        <text:p text:style-name="Text_20_body"></text:p>
        <text:p text:style-name="Text_20_body"><text:s/>[JAVERT]</text:p>
        <text:p text:style-name="Text_20_body"><text:s/>[to Valjean] There is no place for you to hide</text:p>
        <text:p text:style-name="Text_20_body"></text:p>
        <text:p text:style-name="Text_20_body"><text:s/>[VALJEAN]</text:p>
        <text:p text:style-name="Text_20_body"><text:s/>Your child will live within my care</text:p>
        <text:p text:style-name="Text_20_body"></text:p>
        <text:p text:style-name="Text_20_body"><text:s/>[JAVERT]</text:p>
        <text:p text:style-name="Text_20_body"><text:s/>Wherever you may hide away</text:p>
        <text:p text:style-name="Text_20_body"></text:p>
        <text:p text:style-name="Text_20_body"><text:s/>[VALJEAN]</text:p>
        <text:p text:style-name="Text_20_body"><text:s/>And I will raise her to the light.</text:p>
        <text:p text:style-name="Text_20_body"></text:p>
        <text:p text:style-name="Text_20_body"><text:s/>[VALJEAN AND JAVERT]</text:p>
        <text:p text:style-name="Text_20_body"><text:s/>I swear to you, I will be there!</text:p>
        <text:p text:style-name="Text_20_body"></text:p>
        <text:p text:style-name="Text_20_body"><text:s/>[They fight, Javert is knocked out. Valjean escapes]</text:p>
        <text:p text:style-name="Text_20_body"></text:p>
        <text:p text:style-name="Text_20_body"><text:s/>[Thanks to Amber Reid for corrections]</text:p>
        <text:h text:style-name="Heading_20_2" text:outline-level="2">DO YOU HEAR THE PEOPLE SING</text:h>
        <text:p text:style-name="Text_20_body">ENJOLRAS</text:p>
        <text:p text:style-name="Text_20_body"><text:s/>Do you hear the people sing?</text:p>
        <text:p text:style-name="Text_20_body"><text:s/>Singing a song of angry men?</text:p>
        <text:p text:style-name="Text_20_body"><text:s/>It is the music of a people</text:p>
        <text:p text:style-name="Text_20_body"><text:s/>Who will not be slaves again!</text:p>
        <text:p text:style-name="Text_20_body"><text:s/>When the beating of your heart</text:p>
        <text:p text:style-name="Text_20_body"><text:s/>Echoes the beating of the drums</text:p>
        <text:p text:style-name="Text_20_body"><text:s/>There is a life about to start</text:p>
        <text:p text:style-name="Text_20_body"><text:s/>When tomorrow comes!</text:p>
        <text:p text:style-name="Text_20_body"></text:p>
        <text:p text:style-name="Text_20_body"><text:s/>COMBEFERRE</text:p>
        <text:p text:style-name="Text_20_body"><text:s/>Will you join in our crusade?</text:p>
        <text:p text:style-name="Text_20_body"><text:s/>Who will be strong and stand with me?</text:p>
        <text:p text:style-name="Text_20_body"><text:s/>Beyond the barricade</text:p>
        <text:p text:style-name="Text_20_body"><text:s/>Is there a world you long to see?</text:p>
        <text:p text:style-name="Text_20_body"><text:s/>Courfeyrac:</text:p>
        <text:p text:style-name="Text_20_body"><text:s/>Then join in the fight</text:p>
        <text:p text:style-name="Text_20_body"><text:s/>That will give you the right to be free!</text:p>
        <text:p text:style-name="Text_20_body"></text:p>
        <text:p text:style-name="Text_20_body"><text:s/>ALL</text:p>
        <text:p text:style-name="Text_20_body"><text:s/>Do you hear the people sing?</text:p>
        <text:p text:style-name="Text_20_body"><text:s/>Singing a song of angry men?</text:p>
        <text:p text:style-name="Text_20_body"><text:s/>It is the music of a people</text:p>
        <text:p text:style-name="Text_20_body"><text:s/>Who will not be slaves again!</text:p>
        <text:p text:style-name="Text_20_body"><text:s/>When the beating of your heart</text:p>
        <text:p text:style-name="Text_20_body"><text:s/>Echoes the beating of the drums</text:p>
        <text:p text:style-name="Text_20_body"><text:s/>There is a life about to start</text:p>
        <text:p text:style-name="Text_20_body"><text:s/>When tomorrow comes!</text:p>
        <text:p text:style-name="Text_20_body"></text:p>
        <text:p text:style-name="Text_20_body"><text:s/>FEUILLY</text:p>
        <text:p text:style-name="Text_20_body"><text:s/>Will you give all you can give</text:p>
        <text:p text:style-name="Text_20_body"><text:s/>So that our banner may advance</text:p>
        <text:p text:style-name="Text_20_body"><text:s/>Some will fall and some will live</text:p>
        <text:p text:style-name="Text_20_body"><text:s/>Will you stand up and take your chance?</text:p>
        <text:p text:style-name="Text_20_body"><text:s/>The blood of the martyrs</text:p>
        <text:p text:style-name="Text_20_body"><text:s/>Will water the meadows of France!</text:p>
        <text:p text:style-name="Text_20_body"></text:p>
        <text:p text:style-name="Text_20_body"><text:s/>ALL</text:p>
        <text:p text:style-name="Text_20_body"><text:s/>Do you hear the people sing?</text:p>
        <text:p text:style-name="Text_20_body"><text:s/>Singing a song of angry men?</text:p>
        <text:p text:style-name="Text_20_body"><text:s/>It is the music of a people</text:p>
        <text:p text:style-name="Text_20_body"><text:s/>Who will not be slaves again!</text:p>
        <text:p text:style-name="Text_20_body"><text:s/>When the beating of your heart</text:p>
        <text:p text:style-name="Text_20_body"><text:s/>Echoes the beating of the drums</text:p>
        <text:p text:style-name="Text_20_body"><text:s/>There is a life about to start</text:p>
        <text:p text:style-name="Text_20_body"><text:s/>When tomorrow comes!</text:p>
        <text:h text:style-name="Heading_20_2" text:outline-level="2">I DREAMED A DREAM</text:h>
        <text:p text:style-name="Text_20_body">[Fantine is left alone, unemployed and destitute]</text:p>
        <text:p text:style-name="Text_20_body"></text:p>
        <text:p text:style-name="Text_20_body"><text:s/>[FANTINE]</text:p>
        <text:p text:style-name="Text_20_body"><text:s/>There was a time when men were kind</text:p>
        <text:p text:style-name="Text_20_body"><text:s/>When their voices were soft</text:p>
        <text:p text:style-name="Text_20_body"><text:s/>And their words inviting</text:p>
        <text:p text:style-name="Text_20_body"><text:s/>There was a time when love was blind</text:p>
        <text:p text:style-name="Text_20_body"><text:s/>And the world was a song</text:p>
        <text:p text:style-name="Text_20_body"><text:s/>And the song was exciting</text:p>
        <text:p text:style-name="Text_20_body"><text:s/>There was a time</text:p>
        <text:p text:style-name="Text_20_body"><text:s/>Then it all went wrong</text:p>
        <text:p text:style-name="Text_20_body"></text:p>
        <text:p text:style-name="Text_20_body"><text:s/>I dreamed a dream in time gone by</text:p>
        <text:p text:style-name="Text_20_body"><text:s/>When hope was high</text:p>
        <text:p text:style-name="Text_20_body"><text:s/>And life worth living</text:p>
        <text:p text:style-name="Text_20_body"><text:s/>I dreamed that love would never die</text:p>
        <text:p text:style-name="Text_20_body"><text:s/>I dreamed that God would be forgiving</text:p>
        <text:p text:style-name="Text_20_body"><text:s/>Then I was young and unafraid</text:p>
        <text:p text:style-name="Text_20_body"><text:s/>And dreams were made and used and wasted</text:p>
        <text:p text:style-name="Text_20_body"><text:s/>There was no ransom to be paid</text:p>
        <text:p text:style-name="Text_20_body"><text:s/>No song unsung, no wine untasted</text:p>
        <text:p text:style-name="Text_20_body"></text:p>
        <text:p text:style-name="Text_20_body"><text:s/>But the tigers come at night</text:p>
        <text:p text:style-name="Text_20_body"><text:s/>With their voices soft as thunder</text:p>
        <text:p text:style-name="Text_20_body"><text:s/>As they tear your hope apart</text:p>
        <text:p text:style-name="Text_20_body"><text:s/>As they turn your dream to shame</text:p>
        <text:p text:style-name="Text_20_body"></text:p>
        <text:p text:style-name="Text_20_body"><text:s/>He slept a summer by my side</text:p>
        <text:p text:style-name="Text_20_body"><text:s/>He filled my days with endless wonder</text:p>
        <text:p text:style-name="Text_20_body"><text:s/>He took my childhood in his stride</text:p>
        <text:p text:style-name="Text_20_body"><text:s/>But he was gone when autumn came</text:p>
        <text:p text:style-name="Text_20_body"></text:p>
        <text:p text:style-name="Text_20_body"><text:s/>And still I dream he'll come to me</text:p>
        <text:p text:style-name="Text_20_body"><text:s/>That we will live the years together</text:p>
        <text:p text:style-name="Text_20_body"><text:s/>But there are dreams that cannot be</text:p>
        <text:p text:style-name="Text_20_body"><text:s/>And there are storms we cannot weather</text:p>
        <text:p text:style-name="Text_20_body"></text:p>
        <text:p text:style-name="Text_20_body"><text:s/>I had a dream my life would be</text:p>
        <text:p text:style-name="Text_20_body"><text:s/>So different from this hell I'm living</text:p>
        <text:p text:style-name="Text_20_body"><text:s/>So different now from what it seemed</text:p>
        <text:p text:style-name="Text_20_body"><text:s/>Now life has killed the dream I dreamed.</text:p>
        <text:p text:style-name="Text_20_body"></text:p>
        <text:p text:style-name="Text_20_body"><text:s/>[Thanks to sakura_whitelotus for corrections]</text:p>
        <text:h text:style-name="Heading_20_2" text:outline-level="2">LOOK DOWN</text:h>
        <text:p text:style-name="Text_20_body">[PRISONERS]</text:p>
        <text:p text:style-name="Text_20_body"><text:s/>Look down, look down</text:p>
        <text:p text:style-name="Text_20_body"><text:s/>Don't look 'em in the eye</text:p>
        <text:p text:style-name="Text_20_body"><text:s/>Look down, look down,</text:p>
        <text:p text:style-name="Text_20_body"><text:s/>You're here until you die</text:p>
        <text:p text:style-name="Text_20_body"></text:p>
        <text:p text:style-name="Text_20_body"><text:s/>[CONVICT ONE]</text:p>
        <text:p text:style-name="Text_20_body"><text:s/>The sun is strong</text:p>
        <text:p text:style-name="Text_20_body"><text:s/>It's hot as hell below</text:p>
        <text:p text:style-name="Text_20_body"></text:p>
        <text:p text:style-name="Text_20_body"><text:s/>[PRISONER]</text:p>
        <text:p text:style-name="Text_20_body"><text:s/>Look down, look down,</text:p>
        <text:p text:style-name="Text_20_body"><text:s/>There's twenty years to go</text:p>
        <text:p text:style-name="Text_20_body"></text:p>
        <text:p text:style-name="Text_20_body"><text:s/>[CONVICT TWO]</text:p>
        <text:p text:style-name="Text_20_body"><text:s/>I've done no wrong!</text:p>
        <text:p text:style-name="Text_20_body"><text:s/>Sweet Jesus, hear my prayer!</text:p>
        <text:p text:style-name="Text_20_body"></text:p>
        <text:p text:style-name="Text_20_body"><text:s/>[PRISONERS]</text:p>
        <text:p text:style-name="Text_20_body"><text:s/>Look down look down, </text:p>
        <text:p text:style-name="Text_20_body"><text:s/>Sweet Jesus doesn't care</text:p>
        <text:p text:style-name="Text_20_body"></text:p>
        <text:p text:style-name="Text_20_body"><text:s/>[CONVICT THREE]</text:p>
        <text:p text:style-name="Text_20_body"><text:s/>I know she'll wait,</text:p>
        <text:p text:style-name="Text_20_body"><text:s/>I know that she'll be true!</text:p>
        <text:p text:style-name="Text_20_body"></text:p>
        <text:p text:style-name="Text_20_body"><text:s/>[PRISONERS]</text:p>
        <text:p text:style-name="Text_20_body"><text:s/>Look down, look down,</text:p>
        <text:p text:style-name="Text_20_body"><text:s/>They've all forgotten you</text:p>
        <text:p text:style-name="Text_20_body"></text:p>
        <text:p text:style-name="Text_20_body"><text:s/>[CONVICT FOUR]</text:p>
        <text:p text:style-name="Text_20_body"><text:s/>When I get free ya won't see me</text:p>
        <text:p text:style-name="Text_20_body"><text:s/>Here for dust!</text:p>
        <text:p text:style-name="Text_20_body"></text:p>
        <text:p text:style-name="Text_20_body"><text:s/>[PRISONERS]</text:p>
        <text:p text:style-name="Text_20_body"><text:s/>Look down, look down</text:p>
        <text:p text:style-name="Text_20_body"><text:s/>Don't look 'em in the eye</text:p>
        <text:p text:style-name="Text_20_body"></text:p>
        <text:p text:style-name="Text_20_body"><text:s/>[CONVICT FIVE]</text:p>
        <text:p text:style-name="Text_20_body"><text:s/>How long, oh Lord</text:p>
        <text:p text:style-name="Text_20_body"><text:s/>Before you let me die?</text:p>
        <text:p text:style-name="Text_20_body"><text:soft-page-break/></text:p>
        <text:p text:style-name="Text_20_body"><text:s/>[PRISONERS]</text:p>
        <text:p text:style-name="Text_20_body"><text:s/>Look down, look down,</text:p>
        <text:p text:style-name="Text_20_body"><text:s/>You'll always be a slave</text:p>
        <text:p text:style-name="Text_20_body"><text:s/>Look down, look down,</text:p>
        <text:p text:style-name="Text_20_body"><text:s/>You're standing in your grave</text:p>
        <text:p text:style-name="Text_20_body"></text:p>
        <text:p text:style-name="Text_20_body"><text:s/>[JAVERT]</text:p>
        <text:p text:style-name="Text_20_body"><text:s/>Now bring me prisoner 24601</text:p>
        <text:p text:style-name="Text_20_body"><text:s/>Your time is up</text:p>
        <text:p text:style-name="Text_20_body"><text:s/>And your parole's begun</text:p>
        <text:p text:style-name="Text_20_body"><text:s/>You know what that means.</text:p>
        <text:p text:style-name="Text_20_body"></text:p>
        <text:p text:style-name="Text_20_body"><text:s/>[VALJEAN]</text:p>
        <text:p text:style-name="Text_20_body"><text:s/>Yes, it means I'm free.</text:p>
        <text:p text:style-name="Text_20_body"></text:p>
        <text:p text:style-name="Text_20_body"><text:s/>[JAVERT]</text:p>
        <text:p text:style-name="Text_20_body"><text:s/>No!</text:p>
        <text:p text:style-name="Text_20_body"><text:s/>It means you get</text:p>
        <text:p text:style-name="Text_20_body"><text:s/>Your yellow ticket-of-leave</text:p>
        <text:p text:style-name="Text_20_body"><text:s/>You are a thief</text:p>
        <text:p text:style-name="Text_20_body"></text:p>
        <text:p text:style-name="Text_20_body"><text:s/>[VALJEAN]</text:p>
        <text:p text:style-name="Text_20_body"><text:s/>I stole a loaf of bread.</text:p>
        <text:p text:style-name="Text_20_body"></text:p>
        <text:p text:style-name="Text_20_body"><text:s/>[JAVERT]</text:p>
        <text:p text:style-name="Text_20_body"><text:s/>You robbed a house.</text:p>
        <text:p text:style-name="Text_20_body"></text:p>
        <text:p text:style-name="Text_20_body"><text:s/>[VALJEAN]</text:p>
        <text:p text:style-name="Text_20_body"><text:s/>I broke a window pane.</text:p>
        <text:p text:style-name="Text_20_body"><text:s/>My sister's child was close to death</text:p>
        <text:p text:style-name="Text_20_body"><text:s/>And we were starving.</text:p>
        <text:p text:style-name="Text_20_body"></text:p>
        <text:p text:style-name="Text_20_body"><text:s/>[JAVERT]</text:p>
        <text:p text:style-name="Text_20_body"><text:s/>You will starve again</text:p>
        <text:p text:style-name="Text_20_body"><text:s/>Unless you learn the meaning of the law.</text:p>
        <text:p text:style-name="Text_20_body"></text:p>
        <text:p text:style-name="Text_20_body"><text:s/>[VALJEAN]</text:p>
        <text:p text:style-name="Text_20_body"><text:s/>I know the meaning of those 19 years</text:p>
        <text:p text:style-name="Text_20_body"><text:s/>A slave of the law</text:p>
        <text:p text:style-name="Text_20_body"></text:p>
        <text:p text:style-name="Text_20_body"><text:s/>[JAVERT]</text:p>
        <text:p text:style-name="Text_20_body"><text:s/>Five years for what you did</text:p>
        <text:p text:style-name="Text_20_body"><text:s/>The rest because you tried to run</text:p>
        <text:p text:style-name="Text_20_body"><text:s/>Yes, 24601.</text:p>
        <text:p text:style-name="Text_20_body"></text:p>
        <text:p text:style-name="Text_20_body"><text:s/>[VALJEAN]</text:p>
        <text:p text:style-name="Text_20_body"><text:s/>My name is Jean Valjean</text:p>
        <text:p text:style-name="Text_20_body"></text:p>
        <text:p text:style-name="Text_20_body"><text:s/>[JAVERT]</text:p>
        <text:p text:style-name="Text_20_body"><text:s/>And I am Javert</text:p>
        <text:p text:style-name="Text_20_body"><text:s/>Do not forget my name!</text:p>
        <text:p text:style-name="Text_20_body"><text:s/>Do not forget me,</text:p>
        <text:p text:style-name="Text_20_body"><text:s/>24601.</text:p>
        <text:p text:style-name="Text_20_body"></text:p>
        <text:p text:style-name="Text_20_body"><text:s/>[PRISONERS]</text:p>
        <text:p text:style-name="Text_20_body"><text:s/>Look down, look down</text:p>
        <text:p text:style-name="Text_20_body"><text:s/>You'll always be a slave</text:p>
        <text:p text:style-name="Text_20_body"><text:s/>Look down, look down</text:p>
        <text:p text:style-name="Text_20_body"><text:s/>You're standing in your grave. </text:p>
        <text:p text:style-name="Text_20_body"></text:p>
        <text:p text:style-name="Text_20_body"><text:s/>[VALJEAN]</text:p>
        <text:p text:style-name="Text_20_body"><text:s/>Freedom is mine. The earth is still.</text:p>
        <text:p text:style-name="Text_20_body"><text:s/>I feel the wind. I breathe again.</text:p>
        <text:p text:style-name="Text_20_body"><text:s/>And the sky clears</text:p>
        <text:p text:style-name="Text_20_body"><text:s/>The world is waking.</text:p>
        <text:p text:style-name="Text_20_body"><text:s/>Drink from the pool. How clean the taste.</text:p>
        <text:p text:style-name="Text_20_body"><text:s/>Never forget the years, the waste.</text:p>
        <text:p text:style-name="Text_20_body"><text:s/>Nor forgive them</text:p>
        <text:p text:style-name="Text_20_body"><text:s/>For what they've done.</text:p>
        <text:p text:style-name="Text_20_body"><text:s/>They are the guilty - everyone.</text:p>
        <text:p text:style-name="Text_20_body"><text:s/>The day begins...</text:p>
        <text:p text:style-name="Text_20_body"><text:s/>And now lets see</text:p>
        <text:p text:style-name="Text_20_body"><text:s/>What this new world</text:p>
        <text:p text:style-name="Text_20_body"><text:s/>Will do for me!</text:p>
        <text:p text:style-name="Text_20_body"></text:p>
        <text:p text:style-name="Text_20_body"><text:s/>[He finds work on a farm]</text:p>
        <text:p text:style-name="Text_20_body"></text:p>
        <text:p text:style-name="Text_20_body"><text:s/>[FARMER]</text:p>
        <text:p text:style-name="Text_20_body"><text:s/>You'll have to go</text:p>
        <text:p text:style-name="Text_20_body"><text:s/>I'll pay you off for the day</text:p>
        <text:p text:style-name="Text_20_body"><text:s/>Collect your bits and pieces there</text:p>
        <text:p text:style-name="Text_20_body"><text:s/>And be on your way.</text:p>
        <text:p text:style-name="Text_20_body"></text:p>
        <text:p text:style-name="Text_20_body"><text:s/>[VALJEAN]</text:p>
        <text:p text:style-name="Text_20_body"><text:s/>You have given me half</text:p>
        <text:p text:style-name="Text_20_body"><text:s/>What the other men get!</text:p>
        <text:p text:style-name="Text_20_body"><text:s/>This handful of tin</text:p>
        <text:p text:style-name="Text_20_body"><text:s/>Wouldn't buy my sweat!</text:p>
        <text:p text:style-name="Text_20_body"></text:p>
        <text:p text:style-name="Text_20_body"><text:s/>[LABORER]</text:p>
        <text:p text:style-name="Text_20_body"><text:s/>You broke the law</text:p>
        <text:p text:style-name="Text_20_body"><text:s/>It's there for people to see</text:p>
        <text:p text:style-name="Text_20_body"><text:s/>Why should you get the same</text:p>
        <text:p text:style-name="Text_20_body"><text:s/>As honest men like me?</text:p>
        <text:p text:style-name="Text_20_body"></text:p>
        <text:p text:style-name="Text_20_body"><text:s/>[VALJEAN]</text:p>
        <text:p text:style-name="Text_20_body"><text:s/>Now every door is closed to me</text:p>
        <text:p text:style-name="Text_20_body"><text:s/>Another jail. Another key. Another chain</text:p>
        <text:p text:style-name="Text_20_body"><text:s/>For when I come to any town</text:p>
        <text:p text:style-name="Text_20_body"><text:s/>They check my papers</text:p>
        <text:p text:style-name="Text_20_body"><text:s/>And they find the mark of Cain</text:p>
        <text:p text:style-name="Text_20_body"><text:s/>In their eyes I see their fear</text:p>
        <text:p text:style-name="Text_20_body"><text:s/>`We do not want you here.'</text:p>
        <text:p text:style-name="Text_20_body"></text:p>
        <text:p text:style-name="Text_20_body"><text:s/>[He comes to an inn]</text:p>
        <text:p text:style-name="Text_20_body"></text:p>
        <text:p text:style-name="Text_20_body"><text:s/>[INKEEPER'S WIFE]</text:p>
        <text:p text:style-name="Text_20_body"><text:s/>My rooms are full</text:p>
        <text:p text:style-name="Text_20_body"><text:s/>And I've no supper to spare</text:p>
        <text:p text:style-name="Text_20_body"><text:s/>I'd like to help a stranger</text:p>
        <text:p text:style-name="Text_20_body"><text:s/>All we want is to be fair</text:p>
        <text:p text:style-name="Text_20_body"></text:p>
        <text:p text:style-name="Text_20_body"><text:s/>[VALJEAN]</text:p>
        <text:p text:style-name="Text_20_body"><text:s/>I will pay in advance</text:p>
        <text:p text:style-name="Text_20_body"><text:s/>I can sleep in a barn</text:p>
        <text:p text:style-name="Text_20_body"><text:s/>You see how dark it is</text:p>
        <text:p text:style-name="Text_20_body"><text:s/>I'm not some kind of dog!</text:p>
        <text:p text:style-name="Text_20_body"></text:p>
        <text:p text:style-name="Text_20_body"><text:s/>[INNKEEPER]</text:p>
        <text:p text:style-name="Text_20_body"><text:s/>You leave my house</text:p>
        <text:p text:style-name="Text_20_body"><text:s/>Or feel the weight of my rod</text:p>
        <text:p text:style-name="Text_20_body"><text:s/>We're law-abiding people here</text:p>
        <text:p text:style-name="Text_20_body"><text:s/>Thanks be to God.</text:p>
        <text:p text:style-name="Text_20_body"></text:p>
        <text:p text:style-name="Text_20_body"><text:s/>[They throw him out of the inn]</text:p>
        <text:p text:style-name="Text_20_body"></text:p>
        <text:p text:style-name="Text_20_body"><text:s/>[VALJEAN]</text:p>
        <text:p text:style-name="Text_20_body"><text:s/>And now I know how freedom feels</text:p>
        <text:p text:style-name="Text_20_body"><text:s/>The jailer always at your heels</text:p>
        <text:p text:style-name="Text_20_body"><text:s/>It is the law!</text:p>
        <text:p text:style-name="Text_20_body"><text:s/>This piece of paper in my hand</text:p>
        <text:p text:style-name="Text_20_body"><text:s/>That makes me cursed throughout the land</text:p>
        <text:p text:style-name="Text_20_body"><text:s/>It is the law!</text:p>
        <text:p text:style-name="Text_20_body"><text:s/>Like a cur</text:p>
        <text:p text:style-name="Text_20_body"><text:s/>I walk the street,</text:p>
        <text:p text:style-name="Text_20_body"><text:s/>The dirt beneath their feet.</text:p>
        <text:p text:style-name="Text_20_body"></text:p>
        <text:p text:style-name="Text_20_body"><text:s/>[He sits down despairingly outside a house from which emerges the Bishop of Digne.]</text:p>
        <text:p text:style-name="Text_20_body"></text:p>
        <text:p text:style-name="Text_20_body"><text:s/>[BISHOP]</text:p>
        <text:p text:style-name="Text_20_body"><text:s/>Come in, Sir, for you are weary,</text:p>
        <text:p text:style-name="Text_20_body"><text:s/>And the night is cold out there.</text:p>
        <text:p text:style-name="Text_20_body"><text:s/>Though our lives are very humble</text:p>
        <text:p text:style-name="Text_20_body"><text:s/>What we have, we have to share.</text:p>
        <text:p text:style-name="Text_20_body"><text:s/>There is wine here to revive you.</text:p>
        <text:p text:style-name="Text_20_body"><text:s/>There is bread to make you strong,</text:p>
        <text:p text:style-name="Text_20_body"><text:s/>There's a bed to rest till morning,</text:p>
        <text:p text:style-name="Text_20_body"><text:s/>Rest from pain, and rest from wrong.</text:p>
        <text:p text:style-name="Text_20_body"></text:p>
        <text:p text:style-name="Text_20_body"><text:s/>[VALJEAN]</text:p>
        <text:p text:style-name="Text_20_body"><text:s/>He let me eat my fill</text:p>
        <text:p text:style-name="Text_20_body"><text:s/>I had the lion's share</text:p>
        <text:p text:style-name="Text_20_body"><text:s/>The silver in my hand</text:p>
        <text:p text:style-name="Text_20_body"><text:s/>Cost twice what I had earned</text:p>
        <text:p text:style-name="Text_20_body"><text:s/>In all those nineteen years -</text:p>
        <text:p text:style-name="Text_20_body"><text:s/>That lifetime of despair</text:p>
        <text:p text:style-name="Text_20_body"><text:s/>And yet he trusted me.</text:p>
        <text:p text:style-name="Text_20_body"><text:s/>The old fool trusted me -</text:p>
        <text:p text:style-name="Text_20_body"><text:s/>He'd done his bit of good</text:p>
        <text:p text:style-name="Text_20_body"><text:s/>I played the grateful serf</text:p>
        <text:p text:style-name="Text_20_body"><text:s/>And thanked him like I should</text:p>
        <text:p text:style-name="Text_20_body"><text:s/>But when the house was still,</text:p>
        <text:p text:style-name="Text_20_body"><text:s/>I got up in the night.</text:p>
        <text:p text:style-name="Text_20_body"><text:s/>Took the silver</text:p>
        <text:p text:style-name="Text_20_body"><text:s/>Took my flight!</text:p>
        <text:p text:style-name="Text_20_body"></text:p>
        <text:p text:style-name="Text_20_body"><text:s/>[Taking the silver cup, he runs off, but is brought back by two constables]</text:p>
        <text:h text:style-name="Heading_20_2" text:outline-level="2">LOVELY LADIES</text:h>
        <text:p text:style-name="Text_20_body">[SAILOR ONE]</text:p>
        <text:p text:style-name="Text_20_body"><text:s/>I smell women</text:p>
        <text:p text:style-name="Text_20_body"><text:s/>Smell 'em in the air</text:p>
        <text:p text:style-name="Text_20_body"><text:s/>Think I'll drop my anchor</text:p>
        <text:p text:style-name="Text_20_body"><text:s/>In that harbor over there</text:p>
        <text:p text:style-name="Text_20_body"></text:p>
        <text:p text:style-name="Text_20_body"><text:s/>[SAILOR TWO]</text:p>
        <text:p text:style-name="Text_20_body"><text:s/>Lovely ladies</text:p>
        <text:p text:style-name="Text_20_body"><text:s/>Smell 'em through the smoke</text:p>
        <text:p text:style-name="Text_20_body"><text:s/>Seven months at sea</text:p>
        <text:p text:style-name="Text_20_body"><text:s/>Can make you hungry for a poke</text:p>
        <text:p text:style-name="Text_20_body"></text:p>
        <text:p text:style-name="Text_20_body"><text:s/>[SAILOR THREE]</text:p>
        <text:p text:style-name="Text_20_body"><text:s/>Even stokers need a little stoke!</text:p>
        <text:p text:style-name="Text_20_body"></text:p>
        <text:p text:style-name="Text_20_body"><text:s/>[WOMEN]</text:p>
        <text:p text:style-name="Text_20_body"><text:s/>Lovely ladies</text:p>
        <text:p text:style-name="Text_20_body"><text:s/>Waiting for a bite</text:p>
        <text:p text:style-name="Text_20_body"><text:s/>Waiting for the customers</text:p>
        <text:p text:style-name="Text_20_body"><text:s/>Who only come at night</text:p>
        <text:p text:style-name="Text_20_body"><text:s/>Lovely ladies</text:p>
        <text:p text:style-name="Text_20_body"><text:s/>Ready for the call</text:p>
        <text:p text:style-name="Text_20_body"><text:s/>Standing up or lying down</text:p>
        <text:p text:style-name="Text_20_body"><text:s/>Or any way at all</text:p>
        <text:p text:style-name="Text_20_body"><text:s/>Bargain prices up against the wall</text:p>
        <text:p text:style-name="Text_20_body"></text:p>
        <text:p text:style-name="Text_20_body"><text:s/>[OLD WOMAN]</text:p>
        <text:p text:style-name="Text_20_body"><text:soft-page-break/><text:s/>Come here, my dear</text:p>
        <text:p text:style-name="Text_20_body"><text:s/>Let's see this trinket you wear</text:p>
        <text:p text:style-name="Text_20_body"><text:s/>This bagatelle...</text:p>
        <text:p text:style-name="Text_20_body"></text:p>
        <text:p text:style-name="Text_20_body"><text:s/>[FANTINE]</text:p>
        <text:p text:style-name="Text_20_body"><text:s/>Madame, I'll sell it to you...</text:p>
        <text:p text:style-name="Text_20_body"></text:p>
        <text:p text:style-name="Text_20_body"><text:s/>[OLD WOMAN]</text:p>
        <text:p text:style-name="Text_20_body"><text:s/>I'll give you four</text:p>
        <text:p text:style-name="Text_20_body"></text:p>
        <text:p text:style-name="Text_20_body"><text:s/>[FANTINE]</text:p>
        <text:p text:style-name="Text_20_body"><text:s/>That wouldn't pay for the chain!</text:p>
        <text:p text:style-name="Text_20_body"></text:p>
        <text:p text:style-name="Text_20_body"><text:s/>[OLD WOMAN]</text:p>
        <text:p text:style-name="Text_20_body"><text:s/>I'll give you five. You're far to eager to sell.</text:p>
        <text:p text:style-name="Text_20_body"><text:s/>It's up to you.</text:p>
        <text:p text:style-name="Text_20_body"></text:p>
        <text:p text:style-name="Text_20_body"><text:s/>[FANTINE]</text:p>
        <text:p text:style-name="Text_20_body"><text:s/>It's all I have</text:p>
        <text:p text:style-name="Text_20_body"></text:p>
        <text:p text:style-name="Text_20_body"><text:s/>[OLD WOMAN]</text:p>
        <text:p text:style-name="Text_20_body"><text:s/>That's not my fault</text:p>
        <text:p text:style-name="Text_20_body"></text:p>
        <text:p text:style-name="Text_20_body"><text:s/>[FANTINE]</text:p>
        <text:p text:style-name="Text_20_body"><text:s/>Please make it ten!</text:p>
        <text:p text:style-name="Text_20_body"></text:p>
        <text:p text:style-name="Text_20_body"><text:s/>[OLD WOMAN]</text:p>
        <text:p text:style-name="Text_20_body"><text:s/>No more than five</text:p>
        <text:p text:style-name="Text_20_body"><text:s/>My dear, we all must stay alive!</text:p>
        <text:p text:style-name="Text_20_body"></text:p>
        <text:p text:style-name="Text_20_body"><text:s/>[WOMEN]</text:p>
        <text:p text:style-name="Text_20_body"><text:s/>Lovely ladies</text:p>
        <text:p text:style-name="Text_20_body"><text:s/>Waiting in the dark</text:p>
        <text:p text:style-name="Text_20_body"><text:s/>Ready for a thick one</text:p>
        <text:p text:style-name="Text_20_body"><text:s/>Or a quick one in the park</text:p>
        <text:p text:style-name="Text_20_body"></text:p>
        <text:p text:style-name="Text_20_body"><text:s/>[WHORE 1]</text:p>
        <text:p text:style-name="Text_20_body"><text:s/>Long time short time</text:p>
        <text:p text:style-name="Text_20_body"><text:s/>Any time, my dear</text:p>
        <text:p text:style-name="Text_20_body"><text:s/>Cost a little extra if you want to take all year!</text:p>
        <text:p text:style-name="Text_20_body"></text:p>
        <text:p text:style-name="Text_20_body"><text:s/>[ALL]</text:p>
        <text:p text:style-name="Text_20_body"><text:s/>Quick and cheap is underneath the pier!</text:p>
        <text:p text:style-name="Text_20_body"></text:p>
        <text:p text:style-name="Text_20_body"><text:s/>[CRONE]</text:p>
        <text:p text:style-name="Text_20_body"><text:s/>What pretty hair!</text:p>
        <text:p text:style-name="Text_20_body"><text:s/>What pretty locks you got there</text:p>
        <text:p text:style-name="Text_20_body"><text:s/>What luck you got. It's worth a centime, my dear</text:p>
        <text:p text:style-name="Text_20_body"><text:s/>I'll take the lot</text:p>
        <text:p text:style-name="Text_20_body"></text:p>
        <text:p text:style-name="Text_20_body"><text:s/>[FANTINE]</text:p>
        <text:p text:style-name="Text_20_body"><text:s/>Don't touch me! Leave me alone!</text:p>
        <text:p text:style-name="Text_20_body"></text:p>
        <text:p text:style-name="Text_20_body"><text:s/>[CRONE]</text:p>
        <text:p text:style-name="Text_20_body"><text:s/>Let's make a price.</text:p>
        <text:p text:style-name="Text_20_body"><text:s/>I'll give you all of ten francs,</text:p>
        <text:p text:style-name="Text_20_body"><text:s/>Just think of that!</text:p>
        <text:p text:style-name="Text_20_body"></text:p>
        <text:p text:style-name="Text_20_body"><text:s/>[FANTINE]</text:p>
        <text:p text:style-name="Text_20_body"><text:s/>It pays a debt</text:p>
        <text:p text:style-name="Text_20_body"></text:p>
        <text:p text:style-name="Text_20_body"><text:s/>[CRONE]</text:p>
        <text:p text:style-name="Text_20_body"><text:s/>Just think of that</text:p>
        <text:p text:style-name="Text_20_body"></text:p>
        <text:p text:style-name="Text_20_body"><text:s/>[FANTINE]</text:p>
        <text:p text:style-name="Text_20_body"><text:s/>What can I do? It pays a debt.</text:p>
        <text:p text:style-name="Text_20_body"><text:s/>Ten francs may save my poor Cosette!</text:p>
        <text:p text:style-name="Text_20_body"></text:p>
        <text:p text:style-name="Text_20_body"><text:s/>[SAILOR THREE]</text:p>
        <text:p text:style-name="Text_20_body"><text:s/>Lovely lady!</text:p>
        <text:p text:style-name="Text_20_body"><text:s/>Fastest on the street</text:p>
        <text:p text:style-name="Text_20_body"><text:s/>Wasn't there three minutes</text:p>
        <text:p text:style-name="Text_20_body"><text:s/>She was back up on her feet</text:p>
        <text:p text:style-name="Text_20_body"></text:p>
        <text:p text:style-name="Text_20_body"><text:s/>[SAILOR ONE]</text:p>
        <text:p text:style-name="Text_20_body"><text:s/>Lovely lady!</text:p>
        <text:p text:style-name="Text_20_body"><text:s/>What yer waiting for?</text:p>
        <text:p text:style-name="Text_20_body"><text:s/>Doesn't take a lot of savvy</text:p>
        <text:p text:style-name="Text_20_body"><text:s/>Just to be a whore</text:p>
        <text:p text:style-name="Text_20_body"><text:s/>Come on, lady</text:p>
        <text:p text:style-name="Text_20_body"><text:s/>What's a lady for?</text:p>
        <text:p text:style-name="Text_20_body"></text:p>
        <text:p text:style-name="Text_20_body"><text:s/>[Fantine re-emerges, her long hair cut short]</text:p>
        <text:p text:style-name="Text_20_body"></text:p>
        <text:p text:style-name="Text_20_body"><text:s/>[PIMP]</text:p>
        <text:p text:style-name="Text_20_body"><text:s/>Give me the dirt, who's that bit over there?</text:p>
        <text:p text:style-name="Text_20_body"></text:p>
        <text:p text:style-name="Text_20_body"><text:s/>[WHORE ONE]</text:p>
        <text:p text:style-name="Text_20_body"><text:s/>A bit of skirt. She's the one sold her hair.</text:p>
        <text:p text:style-name="Text_20_body"></text:p>
        <text:p text:style-name="Text_20_body"><text:s/>[WHORE TWO]</text:p>
        <text:p text:style-name="Text_20_body"><text:s/>She's got a kid. Sends her all that she can</text:p>
        <text:p text:style-name="Text_20_body"></text:p>
        <text:p text:style-name="Text_20_body"><text:s/>[PIMP]</text:p>
        <text:p text:style-name="Text_20_body"><text:s/>I might have known</text:p>
        <text:p text:style-name="Text_20_body"><text:s/>There is always some man</text:p>
        <text:p text:style-name="Text_20_body"><text:s/>Lovely lady, come along and join us!</text:p>
        <text:p text:style-name="Text_20_body"><text:s/>Lovely lady!</text:p>
        <text:p text:style-name="Text_20_body"></text:p>
        <text:p text:style-name="Text_20_body"><text:s/>[WHORE ONE]</text:p>
        <text:p text:style-name="Text_20_body"><text:s/>Come on dearie, why all the fuss?</text:p>
        <text:p text:style-name="Text_20_body"><text:s/>You're no grander than the rest of us</text:p>
        <text:p text:style-name="Text_20_body"><text:s/>Life has dropped you at the bottom of the heap</text:p>
        <text:p text:style-name="Text_20_body"><text:s/>Join your sisters</text:p>
        <text:p text:style-name="Text_20_body"></text:p>
        <text:p text:style-name="Text_20_body"><text:s/>[WHORE TWO]</text:p>
        <text:p text:style-name="Text_20_body"><text:s/>Make money in your sleep!</text:p>
        <text:p text:style-name="Text_20_body"></text:p>
        <text:p text:style-name="Text_20_body"><text:s/>[Fantine goes off with one of the sailors]</text:p>
        <text:p text:style-name="Text_20_body"></text:p>
        <text:p text:style-name="Text_20_body"><text:s/>[WHORE ONE]</text:p>
        <text:p text:style-name="Text_20_body"><text:s/>That's right dearie, let him have the lot</text:p>
        <text:p text:style-name="Text_20_body"></text:p>
        <text:p text:style-name="Text_20_body"><text:s/>[WHORE THREE]</text:p>
        <text:p text:style-name="Text_20_body"><text:s/>That's right dearie, show him what you've got!</text:p>
        <text:p text:style-name="Text_20_body"></text:p>
        <text:p text:style-name="Text_20_body"><text:s/>[WOMEN]</text:p>
        <text:p text:style-name="Text_20_body"><text:s/>Old men, young men, take 'em as they come</text:p>
        <text:p text:style-name="Text_20_body"><text:s/>Harbor rats and alley cats and every kind of scum</text:p>
        <text:p text:style-name="Text_20_body"><text:s/>Poor men, rich men, leaders of the land</text:p>
        <text:p text:style-name="Text_20_body"><text:s/>See them with their trousers off they're never quite as grand</text:p>
        <text:p text:style-name="Text_20_body"><text:s/>All it takes is money in your hand!</text:p>
        <text:p text:style-name="Text_20_body"></text:p>
        <text:p text:style-name="Text_20_body"><text:s/>Lovely ladies</text:p>
        <text:p text:style-name="Text_20_body"><text:s/>Going for a song</text:p>
        <text:p text:style-name="Text_20_body"><text:s/>Got a lot of callers</text:p>
        <text:p text:style-name="Text_20_body"><text:s/>But they never stay for long</text:p>
        <text:p text:style-name="Text_20_body"></text:p>
        <text:p text:style-name="Text_20_body"><text:s/>[FANTINE]</text:p>
        <text:p text:style-name="Text_20_body"><text:s/>Come on, Captain,</text:p>
        <text:p text:style-name="Text_20_body"><text:s/>you can wear your shoes</text:p>
        <text:p text:style-name="Text_20_body"><text:s/>Don't it make a change</text:p>
        <text:p text:style-name="Text_20_body"><text:s/>To have a girl who can't refuse</text:p>
        <text:p text:style-name="Text_20_body"><text:s/>Easy money</text:p>
        <text:p text:style-name="Text_20_body"><text:s/>Lying on a bed</text:p>
        <text:p text:style-name="Text_20_body"><text:s/>Just as well they never see</text:p>
        <text:p text:style-name="Text_20_body"><text:s/>The hate that's in your head</text:p>
        <text:p text:style-name="Text_20_body"><text:s/>Don't they know they're making love</text:p>
        <text:p text:style-name="Text_20_body"><text:s/>To one already dead!</text:p>
        <text:h text:style-name="Heading_20_2" text:outline-level="2">MASTER OF THE HOUSE</text:h>
        <text:p text:style-name="Text_20_body">Drinkers:</text:p>
        <text:p text:style-name="Text_20_body"><text:s/>Come on, you old pest!</text:p>
        <text:p text:style-name="Text_20_body"><text:s/>Fetch a bottle of your best!</text:p>
        <text:p text:style-name="Text_20_body"><text:s/>What's the nectar of the day?</text:p>
        <text:p text:style-name="Text_20_body"></text:p>
        <text:p text:style-name="Text_20_body"><text:s/>Thenardier:</text:p>
        <text:p text:style-name="Text_20_body"><text:s/>Here try this lot</text:p>
        <text:p text:style-name="Text_20_body"><text:s/>Guaranteed to hit the spot</text:p>
        <text:p text:style-name="Text_20_body"><text:s/>Or I'm not Thenardier!</text:p>
        <text:p text:style-name="Text_20_body"></text:p>
        <text:p text:style-name="Text_20_body"><text:s/>Drinkers:</text:p>
        <text:p text:style-name="Text_20_body"><text:s/>Give us a glass of rum!</text:p>
        <text:p text:style-name="Text_20_body"><text:s/>Landlord over here!</text:p>
        <text:p text:style-name="Text_20_body"></text:p>
        <text:p text:style-name="Text_20_body"><text:s/>Thenardier:</text:p>
        <text:p text:style-name="Text_20_body"><text:s/>Right away you scum,</text:p>
        <text:p text:style-name="Text_20_body"><text:s/>Right away Monsieur!</text:p>
        <text:p text:style-name="Text_20_body"></text:p>
        <text:p text:style-name="Text_20_body"><text:s/>Drinkers:</text:p>
        <text:p text:style-name="Text_20_body"><text:s/>God, this place has gone to hell</text:p>
        <text:p text:style-name="Text_20_body"><text:s/>So you tell me every year!</text:p>
        <text:p text:style-name="Text_20_body"><text:s/>Mine host, Thenardier</text:p>
        <text:p text:style-name="Text_20_body"><text:s/>He was there, so they say</text:p>
        <text:p text:style-name="Text_20_body"><text:s/>At the field of Waterloo,</text:p>
        <text:p text:style-name="Text_20_body"><text:s/>Got there, it's true</text:p>
        <text:p text:style-name="Text_20_body"><text:s/>When the fight was all through</text:p>
        <text:p text:style-name="Text_20_body"><text:s/>But he knew just what to do!</text:p>
        <text:p text:style-name="Text_20_body"><text:s/>Crawling through the mud, so I've heard it said</text:p>
        <text:p text:style-name="Text_20_body"><text:s/>Picking through the pockets of the English dead</text:p>
        <text:p text:style-name="Text_20_body"><text:s/>He made a tidy score from the spoils of war!</text:p>
        <text:p text:style-name="Text_20_body"></text:p>
        <text:p text:style-name="Text_20_body"><text:s/>Thenardier:</text:p>
        <text:p text:style-name="Text_20_body"><text:s/>My band of soaks, my den of dissolute's</text:p>
        <text:p text:style-name="Text_20_body"><text:s/>My dirty jokes, my always pissed as newts</text:p>
        <text:p text:style-name="Text_20_body"><text:s/>My sons of whores spend there lives in my inn,</text:p>
        <text:p text:style-name="Text_20_body"><text:s/>Homing pigeons homing in</text:p>
        <text:p text:style-name="Text_20_body"><text:s/>They fly through my doors,</text:p>
        <text:p text:style-name="Text_20_body"><text:s/>And their money's good as yours!</text:p>
        <text:p text:style-name="Text_20_body"></text:p>
        <text:p text:style-name="Text_20_body"><text:s/>Drinkers:</text:p>
        <text:p text:style-name="Text_20_body"><text:s/>Ain't got a clue what he put into this stew,</text:p>
        <text:p text:style-name="Text_20_body"><text:s/>Must've scraped it off the street.</text:p>
        <text:p text:style-name="Text_20_body"><text:s/>God what a wine, Chateauneuf du Terpentine,</text:p>
        <text:p text:style-name="Text_20_body"><text:s/>Must've pressed it with his feet!</text:p>
        <text:p text:style-name="Text_20_body"><text:s/>Landlord over here</text:p>
        <text:p text:style-name="Text_20_body"><text:s/>Where's the bloody man?</text:p>
        <text:p text:style-name="Text_20_body"><text:s/>One more for the road,</text:p>
        <text:p text:style-name="Text_20_body"><text:s/>One more slug of gin!</text:p>
        <text:p text:style-name="Text_20_body"><text:s/>Just one more or my old man is gonna do me in...</text:p>
        <text:p text:style-name="Text_20_body"></text:p>
        <text:p text:style-name="Text_20_body"><text:s/>Thenardier:</text:p>
        <text:p text:style-name="Text_20_body"><text:s/>Welcome, Monsieur, sit yourself down</text:p>
        <text:p text:style-name="Text_20_body"><text:s/>And meet the best innkeeper in town</text:p>
        <text:p text:style-name="Text_20_body"><text:s/>As for the rest, all of 'em crooks:</text:p>
        <text:p text:style-name="Text_20_body"><text:soft-page-break/><text:s/>Rooking their guests and crooking the books</text:p>
        <text:p text:style-name="Text_20_body"><text:s/>Seldom do you see </text:p>
        <text:p text:style-name="Text_20_body"><text:s/>Honest men like me</text:p>
        <text:p text:style-name="Text_20_body"><text:s/>A gent of good intent</text:p>
        <text:p text:style-name="Text_20_body"><text:s/>Who's content to be</text:p>
        <text:p text:style-name="Text_20_body"></text:p>
        <text:p text:style-name="Text_20_body"><text:s/>Master of the house, doling out the charm</text:p>
        <text:p text:style-name="Text_20_body"><text:s/>Ready with a handshake and an open palm</text:p>
        <text:p text:style-name="Text_20_body"><text:s/>Tells a saucy tale, makes a little stir</text:p>
        <text:p text:style-name="Text_20_body"><text:s/>Customers appreciate a bon-viveur</text:p>
        <text:p text:style-name="Text_20_body"><text:s/>Glad to do a friend a favor</text:p>
        <text:p text:style-name="Text_20_body"><text:s/>Doesn't cost me to be nice</text:p>
        <text:p text:style-name="Text_20_body"><text:s/>But nothing gets you nothing</text:p>
        <text:p text:style-name="Text_20_body"><text:s/>Everything has got a little price!</text:p>
        <text:p text:style-name="Text_20_body"></text:p>
        <text:p text:style-name="Text_20_body"><text:s/>Master of the house, keeper of the zoo</text:p>
        <text:p text:style-name="Text_20_body"><text:s/>Ready to relieve 'em of a sou or two</text:p>
        <text:p text:style-name="Text_20_body"><text:s/>Watering the wine, making up the weight</text:p>
        <text:p text:style-name="Text_20_body"><text:s/>Pickin' up their knick-knacks when they can't see straight</text:p>
        <text:p text:style-name="Text_20_body"><text:s/>Everybody loves a landlord</text:p>
        <text:p text:style-name="Text_20_body"><text:s/>Everybody's bosom friend</text:p>
        <text:p text:style-name="Text_20_body"><text:s/>I do whatever pleases</text:p>
        <text:p text:style-name="Text_20_body"><text:s/>Jesus! Won't I bleed 'em in the end!</text:p>
        <text:p text:style-name="Text_20_body"></text:p>
        <text:p text:style-name="Text_20_body"><text:s/>Thenardier &amp; Drinkers:</text:p>
        <text:p text:style-name="Text_20_body"><text:s/>Master of the house, quick to catch yer eye</text:p>
        <text:p text:style-name="Text_20_body"><text:s/>Never wants a passerby to pass him by</text:p>
        <text:p text:style-name="Text_20_body"><text:s/>Servant to the poor, butler to the great</text:p>
        <text:p text:style-name="Text_20_body"><text:s/>Comforter, philosopher, and lifelong mate!</text:p>
        <text:p text:style-name="Text_20_body"><text:s/>Everybody's boon companion</text:p>
        <text:p text:style-name="Text_20_body"><text:s/>Everybody's chaperone</text:p>
        <text:p text:style-name="Text_20_body"></text:p>
        <text:p text:style-name="Text_20_body"><text:s/>Thenardier</text:p>
        <text:p text:style-name="Text_20_body"><text:s/>But lock up your valises</text:p>
        <text:p text:style-name="Text_20_body"><text:s/>Jesus! Won't I skin you to the bone!</text:p>
        <text:p text:style-name="Text_20_body"></text:p>
        <text:p text:style-name="Text_20_body"><text:s/>Enter Monsieur, lay down your load</text:p>
        <text:p text:style-name="Text_20_body"><text:s/>Unlace your boots, rest from the road</text:p>
        <text:p text:style-name="Text_20_body"><text:s/>This weighs a ton, travel's a curse</text:p>
        <text:p text:style-name="Text_20_body"><text:s/>But here we strive to lighten your purse</text:p>
        <text:p text:style-name="Text_20_body"><text:s/>Here the goose is cooked</text:p>
        <text:p text:style-name="Text_20_body"><text:s/>Here the fat is fried</text:p>
        <text:p text:style-name="Text_20_body"><text:s/>And nothing's overlooked</text:p>
        <text:p text:style-name="Text_20_body"><text:s/>Till I'm satisfied</text:p>
        <text:p text:style-name="Text_20_body"></text:p>
        <text:p text:style-name="Text_20_body"><text:s/>Food beyond compare. Food beyond belief</text:p>
        <text:p text:style-name="Text_20_body"><text:s/>Mix it in a mincer and pretend it's beef</text:p>
        <text:p text:style-name="Text_20_body"><text:s/>Kidney of a horse, liver of a cat</text:p>
        <text:p text:style-name="Text_20_body"><text:s/>Filling up the sausages with this and that</text:p>
        <text:p text:style-name="Text_20_body"><text:s/>Residents are more than welcome</text:p>
        <text:p text:style-name="Text_20_body"><text:s/>Bridal suite is occupied</text:p>
        <text:p text:style-name="Text_20_body"><text:s/>Reasonable charges</text:p>
        <text:p text:style-name="Text_20_body"><text:s/>Plus some little extras on the side!</text:p>
        <text:p text:style-name="Text_20_body"></text:p>
        <text:p text:style-name="Text_20_body"><text:s/>Charge 'em for the lice, extra for the mice</text:p>
        <text:p text:style-name="Text_20_body"><text:s/>Two percent for looking in the mirror twice</text:p>
        <text:p text:style-name="Text_20_body"><text:s/>Here a little slice, there a little cut</text:p>
        <text:p text:style-name="Text_20_body"><text:s/>Three percent for sleeping with the window shut</text:p>
        <text:p text:style-name="Text_20_body"><text:s/>When it comes to fixing prices</text:p>
        <text:p text:style-name="Text_20_body"><text:s/>There are a lot of tricks he knows</text:p>
        <text:p text:style-name="Text_20_body"><text:s/>How it all increases, all them bits and pieces</text:p>
        <text:p text:style-name="Text_20_body"><text:s/>Jesus! It's amazing how it grows!</text:p>
        <text:p text:style-name="Text_20_body"></text:p>
        <text:p text:style-name="Text_20_body"><text:s/>Thenardier &amp; Chorus:</text:p>
        <text:p text:style-name="Text_20_body"><text:s/>Master of the house, quick to catch yer eye</text:p>
        <text:p text:style-name="Text_20_body"><text:s/>Never wants a passerby to pass him by</text:p>
        <text:p text:style-name="Text_20_body"><text:s/>Servant to the poor, butler to the great</text:p>
        <text:p text:style-name="Text_20_body"><text:s/>Comforter, philosopher, and lifelong mate!</text:p>
        <text:p text:style-name="Text_20_body"><text:s/>Everybody's boon companion</text:p>
        <text:p text:style-name="Text_20_body"><text:s/>Gives 'em everything he's got</text:p>
        <text:p text:style-name="Text_20_body"></text:p>
        <text:p text:style-name="Text_20_body"><text:s/>Thenardier:</text:p>
        <text:p text:style-name="Text_20_body"><text:s/>Dirty bunch of geezers</text:p>
        <text:p text:style-name="Text_20_body"><text:s/>Jesus! What a sorry little lot!</text:p>
        <text:p text:style-name="Text_20_body"></text:p>
        <text:p text:style-name="Text_20_body"><text:s/>Mme. Thenardier:</text:p>
        <text:p text:style-name="Text_20_body"><text:s/>I used to dream that I would meet a prince</text:p>
        <text:p text:style-name="Text_20_body"><text:s/>But God Almighty, have you seen what's happened since?</text:p>
        <text:p text:style-name="Text_20_body"></text:p>
        <text:p text:style-name="Text_20_body"><text:s/>Master of the house? Isn't worth me spit!</text:p>
        <text:p text:style-name="Text_20_body"><text:s/>`Comforter, philosopher' and lifelong shit!</text:p>
        <text:p text:style-name="Text_20_body"><text:s/>Cunning little brain, regular Voltaire</text:p>
        <text:p text:style-name="Text_20_body"><text:s/>Thinks he's quite a lover but there's not much there</text:p>
        <text:p text:style-name="Text_20_body"><text:s/>What a cruel trick of nature landed me with such a louse</text:p>
        <text:p text:style-name="Text_20_body"><text:s/>God knows how I've lasted living with this bastard in the house!</text:p>
        <text:p text:style-name="Text_20_body"></text:p>
        <text:p text:style-name="Text_20_body"><text:s/>Thenardier &amp; Drinkers:</text:p>
        <text:p text:style-name="Text_20_body"><text:s/>Master of the house!</text:p>
        <text:p text:style-name="Text_20_body"></text:p>
        <text:p text:style-name="Text_20_body"><text:s/>Mme. Thenardier:</text:p>
        <text:p text:style-name="Text_20_body"><text:s/>Master and a half!</text:p>
        <text:p text:style-name="Text_20_body"></text:p>
        <text:p text:style-name="Text_20_body"><text:s/>Thenardier &amp; Drinkers:</text:p>
        <text:p text:style-name="Text_20_body"><text:s/>Comforter, philosopher</text:p>
        <text:p text:style-name="Text_20_body"></text:p>
        <text:p text:style-name="Text_20_body"><text:s/>Mme. Thenardier:</text:p>
        <text:p text:style-name="Text_20_body"><text:s/>Ah, don't make me laugh!</text:p>
        <text:p text:style-name="Text_20_body"></text:p>
        <text:p text:style-name="Text_20_body"><text:s/>Thenardier &amp; Drinkers:</text:p>
        <text:p text:style-name="Text_20_body"><text:s/>Servant to the poor, butler to the great</text:p>
        <text:p text:style-name="Text_20_body"></text:p>
        <text:p text:style-name="Text_20_body"><text:s/>Mme. Thenardier:</text:p>
        <text:p text:style-name="Text_20_body"><text:s/>Hypocrite and toady and inebriate!</text:p>
        <text:p text:style-name="Text_20_body"></text:p>
        <text:p text:style-name="Text_20_body"><text:s/>Thenardier &amp; Drinkers:</text:p>
        <text:p text:style-name="Text_20_body"><text:s/>Everybody bless the landlord!</text:p>
        <text:p text:style-name="Text_20_body"><text:s/>Everybody bless his spouse!</text:p>
        <text:p text:style-name="Text_20_body"></text:p>
        <text:p text:style-name="Text_20_body"><text:s/>Thenardier:</text:p>
        <text:p text:style-name="Text_20_body"><text:s/>Everybody raise a glass</text:p>
        <text:p text:style-name="Text_20_body"></text:p>
        <text:p text:style-name="Text_20_body"><text:s/>Mme. Thenardier:</text:p>
        <text:p text:style-name="Text_20_body"><text:s/>Raise it up the master's arse</text:p>
        <text:p text:style-name="Text_20_body"></text:p>
        <text:p text:style-name="Text_20_body"><text:s/>All</text:p>
        <text:p text:style-name="Text_20_body"><text:s/>Everybody raise a glass to the Master of the House!</text:p>
        <text:p text:style-name="Text_20_body"></text:p>
        <text:p text:style-name="Text_20_body"><text:s/>[Thanks to Sean Flynn, Sandra Gaisford, Sarah for corrections]</text:p>
        <text:h text:style-name="Heading_20_2" text:outline-level="2">ONE DAY MORE</text:h>
        <text:p text:style-name="Text_20_body">VALJEAN</text:p>
        <text:p text:style-name="Text_20_body"><text:s/>One day more!</text:p>
        <text:p text:style-name="Text_20_body"><text:s/>Another day, another destiny.</text:p>
        <text:p text:style-name="Text_20_body"><text:s/>This never-ending road to Calvary;</text:p>
        <text:p text:style-name="Text_20_body"><text:s/>These men who seem to know my crime</text:p>
        <text:p text:style-name="Text_20_body"><text:s/>Will surely come a second time.</text:p>
        <text:p text:style-name="Text_20_body"><text:s/>One day more!</text:p>
        <text:p text:style-name="Text_20_body"></text:p>
        <text:p text:style-name="Text_20_body"><text:s/>MARIUS</text:p>
        <text:p text:style-name="Text_20_body"><text:s/>I did not live until today.</text:p>
        <text:p text:style-name="Text_20_body"><text:s/>How can I live when we are parted?</text:p>
        <text:p text:style-name="Text_20_body"></text:p>
        <text:p text:style-name="Text_20_body"><text:s/>VALJEAN</text:p>
        <text:p text:style-name="Text_20_body"><text:s/>One day more.</text:p>
        <text:p text:style-name="Text_20_body"></text:p>
        <text:p text:style-name="Text_20_body"><text:s/>MARIUS &amp; COSETTE</text:p>
        <text:p text:style-name="Text_20_body"><text:s/>Tomorrow you'll be worlds away</text:p>
        <text:p text:style-name="Text_20_body"><text:s/>And yet with you, my world has started!</text:p>
        <text:p text:style-name="Text_20_body"></text:p>
        <text:p text:style-name="Text_20_body"><text:s/>EPONINE</text:p>
        <text:p text:style-name="Text_20_body"><text:s/>One more day all on my own.</text:p>
        <text:p text:style-name="Text_20_body"></text:p>
        <text:p text:style-name="Text_20_body"><text:s/>MARIUS &amp; COSETTE</text:p>
        <text:p text:style-name="Text_20_body"><text:s/>Will we ever meet again?</text:p>
        <text:p text:style-name="Text_20_body"></text:p>
        <text:p text:style-name="Text_20_body"><text:s/>EPONINE</text:p>
        <text:p text:style-name="Text_20_body"><text:s/>One more day with him not caring.</text:p>
        <text:p text:style-name="Text_20_body"></text:p>
        <text:p text:style-name="Text_20_body"><text:s/>MARIUS &amp; COSETTE</text:p>
        <text:p text:style-name="Text_20_body"><text:s/>I was born to be with you.</text:p>
        <text:p text:style-name="Text_20_body"></text:p>
        <text:p text:style-name="Text_20_body"><text:s/>EPONINE</text:p>
        <text:p text:style-name="Text_20_body"><text:s/>What a life I might have known.</text:p>
        <text:p text:style-name="Text_20_body"></text:p>
        <text:p text:style-name="Text_20_body"><text:s/>MARIUS &amp; COSETTE</text:p>
        <text:p text:style-name="Text_20_body"><text:s/>And I swear I will be true!</text:p>
        <text:p text:style-name="Text_20_body"></text:p>
        <text:p text:style-name="Text_20_body"><text:s/>EPONINE</text:p>
        <text:p text:style-name="Text_20_body"><text:s/>But he never saw me there!</text:p>
        <text:p text:style-name="Text_20_body"></text:p>
        <text:p text:style-name="Text_20_body"><text:s/>ENJOLRAS</text:p>
        <text:p text:style-name="Text_20_body"><text:s/>One more day before the storm!</text:p>
        <text:p text:style-name="Text_20_body"></text:p>
        <text:p text:style-name="Text_20_body"><text:s/>MARIUS</text:p>
        <text:p text:style-name="Text_20_body"><text:s/>Do I follow where she goes?</text:p>
        <text:p text:style-name="Text_20_body"></text:p>
        <text:p text:style-name="Text_20_body"><text:s/>ENJOLRAS</text:p>
        <text:p text:style-name="Text_20_body"><text:s/>At the barricades of freedom.</text:p>
        <text:p text:style-name="Text_20_body"></text:p>
        <text:p text:style-name="Text_20_body"><text:s/>MARIUS</text:p>
        <text:p text:style-name="Text_20_body"><text:s/>Shall I join my brothers there?</text:p>
        <text:p text:style-name="Text_20_body"></text:p>
        <text:p text:style-name="Text_20_body"><text:s/>ENJOLRAS</text:p>
        <text:p text:style-name="Text_20_body"><text:s/>When our ranks begin to form</text:p>
        <text:p text:style-name="Text_20_body"></text:p>
        <text:p text:style-name="Text_20_body"><text:s/>MARIUS</text:p>
        <text:p text:style-name="Text_20_body"><text:s/>Do I stay; and do I dare?</text:p>
        <text:p text:style-name="Text_20_body"></text:p>
        <text:p text:style-name="Text_20_body"><text:s/>ENJOLRAS</text:p>
        <text:p text:style-name="Text_20_body"><text:s/>Will you take your place with me?</text:p>
        <text:p text:style-name="Text_20_body"></text:p>
        <text:p text:style-name="Text_20_body"><text:s/>ALL</text:p>
        <text:p text:style-name="Text_20_body"><text:s/>The time is now, the day is here!</text:p>
        <text:p text:style-name="Text_20_body"></text:p>
        <text:p text:style-name="Text_20_body"><text:s/>VALJEAN</text:p>
        <text:p text:style-name="Text_20_body"><text:s/>One day more!</text:p>
        <text:p text:style-name="Text_20_body"></text:p>
        <text:p text:style-name="Text_20_body"><text:s/>JAVERT</text:p>
        <text:p text:style-name="Text_20_body"><text:s/>One more day to revolution,</text:p>
        <text:p text:style-name="Text_20_body"><text:s/>We will nip it in the bud!</text:p>
        <text:p text:style-name="Text_20_body"><text:s/>I will join these little schoolboys</text:p>
        <text:p text:style-name="Text_20_body"><text:soft-page-break/><text:s/>They will wet themselves with blood!</text:p>
        <text:p text:style-name="Text_20_body"></text:p>
        <text:p text:style-name="Text_20_body"><text:s/>VALJEAN</text:p>
        <text:p text:style-name="Text_20_body"><text:s/>One day more!</text:p>
        <text:p text:style-name="Text_20_body"></text:p>
        <text:p text:style-name="Text_20_body"><text:s/>M. &amp; MME. THENARDIER</text:p>
        <text:p text:style-name="Text_20_body"><text:s/>Watch 'em run amuck,</text:p>
        <text:p text:style-name="Text_20_body"><text:s/>Catch 'em as they fall,</text:p>
        <text:p text:style-name="Text_20_body"><text:s/>Never know your luck</text:p>
        <text:p text:style-name="Text_20_body"><text:s/>When there's a free for all,</text:p>
        <text:p text:style-name="Text_20_body"><text:s/>Here a little `dip'</text:p>
        <text:p text:style-name="Text_20_body"><text:s/>There a little `touch'</text:p>
        <text:p text:style-name="Text_20_body"><text:s/>Most of them are goners</text:p>
        <text:p text:style-name="Text_20_body"><text:s/>So they won't miss much!</text:p>
        <text:p text:style-name="Text_20_body"></text:p>
        <text:p text:style-name="Text_20_body"><text:s/>Students (2 Groups)</text:p>
        <text:p text:style-name="Text_20_body"><text:s/>1: One day to a new beginning</text:p>
        <text:p text:style-name="Text_20_body"></text:p>
        <text:p text:style-name="Text_20_body"><text:s/>2: Raise the flag of freedom high!</text:p>
        <text:p text:style-name="Text_20_body"></text:p>
        <text:p text:style-name="Text_20_body"><text:s/>1: Every man will be a king</text:p>
        <text:p text:style-name="Text_20_body"></text:p>
        <text:p text:style-name="Text_20_body"><text:s/>2: Every man will be a king</text:p>
        <text:p text:style-name="Text_20_body"></text:p>
        <text:p text:style-name="Text_20_body"><text:s/>1: There's a new world for the winning</text:p>
        <text:p text:style-name="Text_20_body"></text:p>
        <text:p text:style-name="Text_20_body"><text:s/>2: There's a new world to be won</text:p>
        <text:p text:style-name="Text_20_body"></text:p>
        <text:p text:style-name="Text_20_body"><text:s/>ALL</text:p>
        <text:p text:style-name="Text_20_body"><text:s/>Do you hear the people sing?</text:p>
        <text:p text:style-name="Text_20_body"></text:p>
        <text:p text:style-name="Text_20_body"><text:s/>MARIUS</text:p>
        <text:p text:style-name="Text_20_body"><text:s/>My place is here, I fight with you!</text:p>
        <text:p text:style-name="Text_20_body"></text:p>
        <text:p text:style-name="Text_20_body"><text:s/>VALJEAN</text:p>
        <text:p text:style-name="Text_20_body"><text:s/>One day more!</text:p>
        <text:p text:style-name="Text_20_body"></text:p>
        <text:p text:style-name="Text_20_body"><text:s/>MARIUS &amp; COSETTE</text:p>
        <text:p text:style-name="Text_20_body"><text:s/>I did not live until today.</text:p>
        <text:p text:style-name="Text_20_body"></text:p>
        <text:p text:style-name="Text_20_body"><text:s/>EPONINE</text:p>
        <text:p text:style-name="Text_20_body"><text:s/>One more day all on my own!</text:p>
        <text:p text:style-name="Text_20_body"></text:p>
        <text:p text:style-name="Text_20_body"><text:s/>MARIUS &amp; COSETTE</text:p>
        <text:p text:style-name="Text_20_body"><text:s/>How can I live when we are parted?</text:p>
        <text:p text:style-name="Text_20_body"></text:p>
        <text:p text:style-name="Text_20_body"><text:s/>JAVERT(overlapping)</text:p>
        <text:p text:style-name="Text_20_body"><text:s/>I will join these people's heros</text:p>
        <text:p text:style-name="Text_20_body"><text:s/>I will follow where they go</text:p>
        <text:p text:style-name="Text_20_body"><text:s/>I will learn their little Secrets,</text:p>
        <text:p text:style-name="Text_20_body"><text:s/>I will know the things they know.</text:p>
        <text:p text:style-name="Text_20_body"></text:p>
        <text:p text:style-name="Text_20_body"><text:s/>VALJEAN</text:p>
        <text:p text:style-name="Text_20_body"><text:s/>One day more!</text:p>
        <text:p text:style-name="Text_20_body"></text:p>
        <text:p text:style-name="Text_20_body"><text:s/>MARIUS &amp; COSETTE</text:p>
        <text:p text:style-name="Text_20_body"><text:s/>Tomorrow you'll be worlds away</text:p>
        <text:p text:style-name="Text_20_body"></text:p>
        <text:p text:style-name="Text_20_body"><text:s/>EPONINE</text:p>
        <text:p text:style-name="Text_20_body"><text:s/>What a life I might have known!</text:p>
        <text:p text:style-name="Text_20_body"></text:p>
        <text:p text:style-name="Text_20_body"><text:s/>MARIUS &amp; COSETTE</text:p>
        <text:p text:style-name="Text_20_body"><text:s/>And yet with you my world has started</text:p>
        <text:p text:style-name="Text_20_body"></text:p>
        <text:p text:style-name="Text_20_body"><text:s/>JAVERT(overlapping)</text:p>
        <text:p text:style-name="Text_20_body"><text:s/>One more day to revolution</text:p>
        <text:p text:style-name="Text_20_body"><text:s/>We will nip it in the bud</text:p>
        <text:p text:style-name="Text_20_body"><text:s/>We'll be ready for these</text:p>
        <text:p text:style-name="Text_20_body"></text:p>
        <text:p text:style-name="Text_20_body"><text:s/>Schoolboys</text:p>
        <text:p text:style-name="Text_20_body"></text:p>
        <text:p text:style-name="Text_20_body"><text:s/>THENARDIERS(overlapping)</text:p>
        <text:p text:style-name="Text_20_body"><text:s/>Watch 'em run amok</text:p>
        <text:p text:style-name="Text_20_body"><text:s/>Catch 'em as they fall</text:p>
        <text:p text:style-name="Text_20_body"><text:s/>Never know your luck</text:p>
        <text:p text:style-name="Text_20_body"><text:s/>When there's a free-for-all!</text:p>
        <text:p text:style-name="Text_20_body"></text:p>
        <text:p text:style-name="Text_20_body"><text:s/>VALJEAN</text:p>
        <text:p text:style-name="Text_20_body"><text:s/>Tomorrow we'll be far away,</text:p>
        <text:p text:style-name="Text_20_body"><text:s/>Tomorrow is the judgement day</text:p>
        <text:p text:style-name="Text_20_body"></text:p>
        <text:p text:style-name="Text_20_body"><text:s/>ALL</text:p>
        <text:p text:style-name="Text_20_body"><text:s/>Tomorrow we'll discover</text:p>
        <text:p text:style-name="Text_20_body"><text:s/>What our God in Heaven has in store!</text:p>
        <text:p text:style-name="Text_20_body"><text:s/>One more dawn</text:p>
        <text:p text:style-name="Text_20_body"><text:s/>One more day</text:p>
        <text:p text:style-name="Text_20_body"><text:s/>One day more!</text:p>
        <text:p text:style-name="Text_20_body"></text:p>
        <text:p text:style-name="Text_20_body"><text:s/>[Thanks to vincent, Bryn, katie, Max, Holly Mayne, Kim, Jamie Sutton for corrections]</text:p>
        <text:h text:style-name="Heading_20_2" text:outline-level="2">RED AND BLACK</text:h>
        <text:p text:style-name="Text_20_body">(The ABC Cafe, where the students, led by Enjolras, meet to discuss their revolutionary plans)</text:p>
        <text:p text:style-name="Text_20_body"></text:p>
        <text:p text:style-name="Text_20_body"><text:s/>COMBEFERRE</text:p>
        <text:p text:style-name="Text_20_body"><text:s/>At Notre Dame the sections are prepared!</text:p>
        <text:p text:style-name="Text_20_body"></text:p>
        <text:p text:style-name="Text_20_body"><text:s/>FEUILLY</text:p>
        <text:p text:style-name="Text_20_body"><text:s/>At rue de Bac they're straining at the leash!</text:p>
        <text:p text:style-name="Text_20_body"></text:p>
        <text:p text:style-name="Text_20_body"><text:s/>COURFEYRAC</text:p>
        <text:p text:style-name="Text_20_body"><text:s/>Students, workers, everyone</text:p>
        <text:p text:style-name="Text_20_body"><text:s/>There's a river on the run</text:p>
        <text:p text:style-name="Text_20_body"><text:s/>Like the flowing of the tide</text:p>
        <text:p text:style-name="Text_20_body"><text:s/>Paris coming to our side!</text:p>
        <text:p text:style-name="Text_20_body"></text:p>
        <text:p text:style-name="Text_20_body"><text:s/>ENJORAS</text:p>
        <text:p text:style-name="Text_20_body"><text:s/>The time is near</text:p>
        <text:p text:style-name="Text_20_body"><text:s/>So near it's stirring the blood in their veins!</text:p>
        <text:p text:style-name="Text_20_body"><text:s/>And yet beware</text:p>
        <text:p text:style-name="Text_20_body"><text:s/>Don't let the wine go to your brains!</text:p>
        <text:p text:style-name="Text_20_body"><text:s/>For the army we fight is a dangerous foe</text:p>
        <text:p text:style-name="Text_20_body"><text:s/>With the men and the arms that we never can match</text:p>
        <text:p text:style-name="Text_20_body"><text:s/>It is easy to sit here and swat 'em like flies</text:p>
        <text:p text:style-name="Text_20_body"><text:s/>But the national guard will be harder to catch.</text:p>
        <text:p text:style-name="Text_20_body"><text:s/>We need a sign</text:p>
        <text:p text:style-name="Text_20_body"><text:s/>To rally the people</text:p>
        <text:p text:style-name="Text_20_body"><text:s/>To call them to arms</text:p>
        <text:p text:style-name="Text_20_body"><text:s/>To bring them in line!</text:p>
        <text:p text:style-name="Text_20_body"></text:p>
        <text:p text:style-name="Text_20_body"><text:s/>(Marius enters)</text:p>
        <text:p text:style-name="Text_20_body"></text:p>
        <text:p text:style-name="Text_20_body"><text:s/>Marius, you're late.</text:p>
        <text:p text:style-name="Text_20_body"></text:p>
        <text:p text:style-name="Text_20_body"><text:s/>JOLY</text:p>
        <text:p text:style-name="Text_20_body"><text:s/>Marius what's wrong with you today?</text:p>
        <text:p text:style-name="Text_20_body"><text:s/>You look as if you've seen a ghost.</text:p>
        <text:p text:style-name="Text_20_body"></text:p>
        <text:p text:style-name="Text_20_body"><text:s/>GRANTAIRE</text:p>
        <text:p text:style-name="Text_20_body"><text:s/>Some wine and say what's going on!</text:p>
        <text:p text:style-name="Text_20_body"></text:p>
        <text:p text:style-name="Text_20_body"><text:s/>MARIUS</text:p>
        <text:p text:style-name="Text_20_body"><text:s/>A ghost you say... a ghost maybe</text:p>
        <text:p text:style-name="Text_20_body"><text:s/>She was just like a ghost to me</text:p>
        <text:p text:style-name="Text_20_body"><text:s/>One minute there, and she was gone!</text:p>
        <text:p text:style-name="Text_20_body"></text:p>
        <text:p text:style-name="Text_20_body"><text:s/>GRANTAIRE</text:p>
        <text:p text:style-name="Text_20_body"><text:s/>I am agog!</text:p>
        <text:p text:style-name="Text_20_body"><text:s/>I am aghast!</text:p>
        <text:p text:style-name="Text_20_body"><text:s/>Is Marius in love at last?</text:p>
        <text:p text:style-name="Text_20_body"><text:s/>I've never heard him `ooh' and `aah'</text:p>
        <text:p text:style-name="Text_20_body"><text:s/>You talk of battles to be won</text:p>
        <text:p text:style-name="Text_20_body"><text:s/>And here he comes like Don Ju-an</text:p>
        <text:p text:style-name="Text_20_body"><text:s/>It's better than an o-per-a!</text:p>
        <text:p text:style-name="Text_20_body"></text:p>
        <text:p text:style-name="Text_20_body"><text:s/>ENJOLRAS</text:p>
        <text:p text:style-name="Text_20_body"><text:s/>It is time for us all</text:p>
        <text:p text:style-name="Text_20_body"><text:s/>To decide who we are</text:p>
        <text:p text:style-name="Text_20_body"><text:s/>Do we fight for the right</text:p>
        <text:p text:style-name="Text_20_body"><text:s/>To a night at the opera now?</text:p>
        <text:p text:style-name="Text_20_body"><text:s/>Have you asked of yourselves</text:p>
        <text:p text:style-name="Text_20_body"><text:s/>What's the price you might pay?</text:p>
        <text:p text:style-name="Text_20_body"><text:s/>Is it simply a game</text:p>
        <text:p text:style-name="Text_20_body"><text:s/>For rich young boys to play?</text:p>
        <text:p text:style-name="Text_20_body"><text:s/>The color of the world</text:p>
        <text:p text:style-name="Text_20_body"><text:s/>Is changing day by day...</text:p>
        <text:p text:style-name="Text_20_body"></text:p>
        <text:p text:style-name="Text_20_body"><text:s/>Red - the blood of angry men!</text:p>
        <text:p text:style-name="Text_20_body"><text:s/>Black - the dark of ages past!</text:p>
        <text:p text:style-name="Text_20_body"><text:s/>Red - a world about to dawn!</text:p>
        <text:p text:style-name="Text_20_body"><text:s/>Black - the night that ends at last!</text:p>
        <text:p text:style-name="Text_20_body"></text:p>
        <text:p text:style-name="Text_20_body"><text:s/>MARIUS</text:p>
        <text:p text:style-name="Text_20_body"><text:s/>Had you been there tonight</text:p>
        <text:p text:style-name="Text_20_body"><text:s/>You might know how it feels</text:p>
        <text:p text:style-name="Text_20_body"><text:s/>To be struck to the bone</text:p>
        <text:p text:style-name="Text_20_body"><text:s/>In a moment of breathless delight!</text:p>
        <text:p text:style-name="Text_20_body"><text:s/>Had you been there tonight</text:p>
        <text:p text:style-name="Text_20_body"><text:s/>You might also have known</text:p>
        <text:p text:style-name="Text_20_body"><text:s/>How the world may be changed</text:p>
        <text:p text:style-name="Text_20_body"><text:s/>In just one burst of light!</text:p>
        <text:p text:style-name="Text_20_body"><text:s/>And what was right seems wrong</text:p>
        <text:p text:style-name="Text_20_body"><text:s/>And what was wrong seems right!</text:p>
        <text:p text:style-name="Text_20_body"></text:p>
        <text:p text:style-name="Text_20_body"><text:s/>GRANTAIRE</text:p>
        <text:p text:style-name="Text_20_body"><text:s/>Red...</text:p>
        <text:p text:style-name="Text_20_body"></text:p>
        <text:p text:style-name="Text_20_body"><text:s/>MARIUS</text:p>
        <text:p text:style-name="Text_20_body"><text:s/>I feel my soul on fire!</text:p>
        <text:p text:style-name="Text_20_body"></text:p>
        <text:p text:style-name="Text_20_body"><text:s/>GRANTAIRE</text:p>
        <text:p text:style-name="Text_20_body"><text:s/>Black...</text:p>
        <text:p text:style-name="Text_20_body"></text:p>
        <text:p text:style-name="Text_20_body"><text:s/>MARIUS</text:p>
        <text:p text:style-name="Text_20_body"><text:s/>My world if she's not there!</text:p>
        <text:p text:style-name="Text_20_body"></text:p>
        <text:p text:style-name="Text_20_body"><text:s/>ALL</text:p>
        <text:p text:style-name="Text_20_body"><text:s/>Red...</text:p>
        <text:p text:style-name="Text_20_body"></text:p>
        <text:p text:style-name="Text_20_body"><text:s/>MARIUS</text:p>
        <text:p text:style-name="Text_20_body"><text:s/>The color of desire!</text:p>
        <text:p text:style-name="Text_20_body"></text:p>
        <text:p text:style-name="Text_20_body"><text:s/>ALL</text:p>
        <text:p text:style-name="Text_20_body"><text:s/>Black...</text:p>
        <text:p text:style-name="Text_20_body"></text:p>
        <text:p text:style-name="Text_20_body"><text:s/>MARIUS</text:p>
        <text:p text:style-name="Text_20_body"><text:soft-page-break/><text:s/>The color of despair!</text:p>
        <text:p text:style-name="Text_20_body"></text:p>
        <text:p text:style-name="Text_20_body"><text:s/>ENJOLRAS</text:p>
        <text:p text:style-name="Text_20_body"><text:s/>Marius, you're no longer a child</text:p>
        <text:p text:style-name="Text_20_body"><text:s/>I do not doubt you mean it well</text:p>
        <text:p text:style-name="Text_20_body"><text:s/>But now there is a higher call.</text:p>
        <text:p text:style-name="Text_20_body"><text:s/>Who cares about your lonely soul?</text:p>
        <text:p text:style-name="Text_20_body"><text:s/>We strive toward a larger goal</text:p>
        <text:p text:style-name="Text_20_body"><text:s/>Our little lives don't count at all!</text:p>
        <text:p text:style-name="Text_20_body"></text:p>
        <text:p text:style-name="Text_20_body"><text:s/>ALL</text:p>
        <text:p text:style-name="Text_20_body"><text:s/>Red - the blood of angry men!</text:p>
        <text:p text:style-name="Text_20_body"><text:s/>Black - the dark of ages past!</text:p>
        <text:p text:style-name="Text_20_body"><text:s/>Red - a world about to dawn!</text:p>
        <text:p text:style-name="Text_20_body"><text:s/>Black - the night that ends at last!</text:p>
        <text:p text:style-name="Text_20_body"></text:p>
        <text:p text:style-name="Text_20_body"><text:s/>ENJOLRAS</text:p>
        <text:p text:style-name="Text_20_body"><text:s/>Well, Courfeyrac, do we have all the guns?</text:p>
        <text:p text:style-name="Text_20_body"><text:s/>Feuilly, Combeferre, our time is running short.</text:p>
        <text:p text:style-name="Text_20_body"><text:s/>Grantaire, put the bottle down!</text:p>
        <text:p text:style-name="Text_20_body"><text:s/>Do we have the guns we need?</text:p>
        <text:p text:style-name="Text_20_body"></text:p>
        <text:p text:style-name="Text_20_body"><text:s/>GRANTAIRE</text:p>
        <text:p text:style-name="Text_20_body"><text:s/>Give me brandy on my breath</text:p>
        <text:p text:style-name="Text_20_body"><text:s/>And I'll breathe them all to death!</text:p>
        <text:p text:style-name="Text_20_body"></text:p>
        <text:p text:style-name="Text_20_body"><text:s/>COURFEYRAC</text:p>
        <text:p text:style-name="Text_20_body"><text:s/>In St. Antoine they're with us to a man!</text:p>
        <text:p text:style-name="Text_20_body"></text:p>
        <text:p text:style-name="Text_20_body"><text:s/>COMBEFERRE</text:p>
        <text:p text:style-name="Text_20_body"><text:s/>In Notre Dame they're tearing up the stones!</text:p>
        <text:p text:style-name="Text_20_body"></text:p>
        <text:p text:style-name="Text_20_body"><text:s/>FEUILLY</text:p>
        <text:p text:style-name="Text_20_body"><text:s/>Twenty rifles good as new!</text:p>
        <text:p text:style-name="Text_20_body"></text:p>
        <text:p text:style-name="Text_20_body"><text:s/>(Gavroche rushes in shouting)</text:p>
        <text:p text:style-name="Text_20_body"></text:p>
        <text:p text:style-name="Text_20_body"><text:s/>GAVROCHE</text:p>
        <text:p text:style-name="Text_20_body"><text:s/>Listen!</text:p>
        <text:p text:style-name="Text_20_body"></text:p>
        <text:p text:style-name="Text_20_body"><text:s/>JOLY</text:p>
        <text:p text:style-name="Text_20_body"><text:s/>Twenty rounds for every man!</text:p>
        <text:p text:style-name="Text_20_body"></text:p>
        <text:p text:style-name="Text_20_body"><text:s/>GAVROCHE</text:p>
        <text:p text:style-name="Text_20_body"><text:s/>Listen to me!</text:p>
        <text:p text:style-name="Text_20_body"></text:p>
        <text:p text:style-name="Text_20_body"><text:s/>JEAN PROUVAIRE</text:p>
        <text:p text:style-name="Text_20_body"><text:s/>Double that in Port St. Cloud!</text:p>
        <text:p text:style-name="Text_20_body"></text:p>
        <text:p text:style-name="Text_20_body"><text:s/>GAVROCHE</text:p>
        <text:p text:style-name="Text_20_body"><text:s/>Listen everybody!</text:p>
        <text:p text:style-name="Text_20_body"></text:p>
        <text:p text:style-name="Text_20_body"><text:s/>LESGLES</text:p>
        <text:p text:style-name="Text_20_body"><text:s/>Seven guns in St. Martin!</text:p>
        <text:p text:style-name="Text_20_body"></text:p>
        <text:p text:style-name="Text_20_body"><text:s/>GAVROCHE</text:p>
        <text:p text:style-name="Text_20_body"><text:s/>General Lamarque is dead!</text:p>
        <text:p text:style-name="Text_20_body"></text:p>
        <text:p text:style-name="Text_20_body"><text:s/>ENJOLRAS</text:p>
        <text:p text:style-name="Text_20_body"><text:s/>Lamarque is dead.</text:p>
        <text:p text:style-name="Text_20_body"><text:s/>Lamarque! His death is the hour of fate.</text:p>
        <text:p text:style-name="Text_20_body"><text:s/>The people's man.</text:p>
        <text:p text:style-name="Text_20_body"><text:s/>His death is the sign we await!</text:p>
        <text:p text:style-name="Text_20_body"></text:p>
        <text:p text:style-name="Text_20_body"><text:s/>On his funeral day they will honor his name.</text:p>
        <text:p text:style-name="Text_20_body"><text:s/>It's a rallying cry that will reach every ear!</text:p>
        <text:p text:style-name="Text_20_body"><text:s/>In the death of Lamarque we will kindle the flame</text:p>
        <text:p text:style-name="Text_20_body"><text:s/>They will see that the day of salvation is near!</text:p>
        <text:p text:style-name="Text_20_body"><text:s/>The time is near!</text:p>
        <text:p text:style-name="Text_20_body"><text:s/>Let us welcome it gladly with courage and cheer</text:p>
        <text:p text:style-name="Text_20_body"><text:s/>Let us take to the streets with no doubt in our hearts</text:p>
        <text:p text:style-name="Text_20_body"><text:s/>But a jubilant shout</text:p>
        <text:p text:style-name="Text_20_body"><text:s/>They will come one and all</text:p>
        <text:p text:style-name="Text_20_body"><text:s/>They will come when we call!</text:p>
        <text:p text:style-name="Text_20_body"></text:p>
        <text:p text:style-name="Text_20_body"><text:s/>[Thanks to Jess for corrections]</text:p>
        <text:h text:style-name="Heading_20_2" text:outline-level="2">STARS</text:h>
        <text:p text:style-name="Text_20_body">JAVERT</text:p>
        <text:p text:style-name="Text_20_body"><text:s/>There, out in the darkness</text:p>
        <text:p text:style-name="Text_20_body"><text:s/>A fugitive running</text:p>
        <text:p text:style-name="Text_20_body"><text:s/>Fallen from god</text:p>
        <text:p text:style-name="Text_20_body"><text:s/>Fallen from grace</text:p>
        <text:p text:style-name="Text_20_body"><text:s/>God be my witness</text:p>
        <text:p text:style-name="Text_20_body"><text:s/>I never shall yield</text:p>
        <text:p text:style-name="Text_20_body"><text:s/>Till we come face to face</text:p>
        <text:p text:style-name="Text_20_body"><text:s/>Till we come face to face</text:p>
        <text:p text:style-name="Text_20_body"></text:p>
        <text:p text:style-name="Text_20_body"><text:s/>He knows his way in the dark</text:p>
        <text:p text:style-name="Text_20_body"><text:s/>Mine is the way of the Lord</text:p>
        <text:p text:style-name="Text_20_body"><text:s/>And those who follow the path of the righteous</text:p>
        <text:p text:style-name="Text_20_body"><text:s/>Shall have their reward</text:p>
        <text:p text:style-name="Text_20_body"><text:s/>And if they fall</text:p>
        <text:p text:style-name="Text_20_body"><text:s/>As Lucifer fell</text:p>
        <text:p text:style-name="Text_20_body"><text:s/>The flame</text:p>
        <text:p text:style-name="Text_20_body"><text:s/>The sword!</text:p>
        <text:p text:style-name="Text_20_body"></text:p>
        <text:p text:style-name="Text_20_body"><text:s/>Stars</text:p>
        <text:p text:style-name="Text_20_body"><text:s/>In your multitudes</text:p>
        <text:p text:style-name="Text_20_body"><text:s/>Scarce to be counted</text:p>
        <text:p text:style-name="Text_20_body"><text:s/>Filling the darkness</text:p>
        <text:p text:style-name="Text_20_body"><text:s/>With order and light</text:p>
        <text:p text:style-name="Text_20_body"><text:s/>You are the sentinels</text:p>
        <text:p text:style-name="Text_20_body"><text:s/>Silent and sure</text:p>
        <text:p text:style-name="Text_20_body"><text:s/>Keeping watch in the night</text:p>
        <text:p text:style-name="Text_20_body"><text:s/>Keeping watch in the night</text:p>
        <text:p text:style-name="Text_20_body"></text:p>
        <text:p text:style-name="Text_20_body"><text:s/>You know your place in the sky</text:p>
        <text:p text:style-name="Text_20_body"><text:s/>You hold your course and your aim</text:p>
        <text:p text:style-name="Text_20_body"><text:s/>And each in your season</text:p>
        <text:p text:style-name="Text_20_body"><text:s/>Returns and returns</text:p>
        <text:p text:style-name="Text_20_body"><text:s/>And is always the same</text:p>
        <text:p text:style-name="Text_20_body"><text:s/>And if you fall as Lucifer fell</text:p>
        <text:p text:style-name="Text_20_body"><text:s/>You fall in flame!</text:p>
        <text:p text:style-name="Text_20_body"></text:p>
        <text:p text:style-name="Text_20_body"><text:s/>And so it has been and so it is written</text:p>
        <text:p text:style-name="Text_20_body"><text:s/>On the doorway to paradise</text:p>
        <text:p text:style-name="Text_20_body"><text:s/>That those who falter and those who fall</text:p>
        <text:p text:style-name="Text_20_body"><text:s/>Must pay the price!</text:p>
        <text:p text:style-name="Text_20_body"></text:p>
        <text:p text:style-name="Text_20_body"><text:s/>Lord let me find him</text:p>
        <text:p text:style-name="Text_20_body"><text:s/>That I may see him</text:p>
        <text:p text:style-name="Text_20_body"><text:s/>Safe behind bars</text:p>
        <text:p text:style-name="Text_20_body"><text:s/>I will never rest</text:p>
        <text:p text:style-name="Text_20_body"><text:s/>Till then</text:p>
        <text:p text:style-name="Text_20_body"><text:s/>This I swear</text:p>
        <text:p text:style-name="Text_20_body"><text:s/>This I swear by the stars!</text:p>
        <text:p text:style-name="Text_20_body"></text:p>
        <text:p text:style-name="Text_20_body"><text:s/>GAVROCHE</text:p>
        <text:p text:style-name="Text_20_body"><text:s/>That inspector thinks he's something</text:p>
        <text:p text:style-name="Text_20_body"><text:s/>But it's me who runs this town!</text:p>
        <text:p text:style-name="Text_20_body"><text:s/>And my theater never closes</text:p>
        <text:p text:style-name="Text_20_body"><text:s/>And the curtain's never down</text:p>
        <text:p text:style-name="Text_20_body"><text:s/>Trust Gavroche, have no fear</text:p>
        <text:p text:style-name="Text_20_body"><text:s/>Don't you worry, auntie dear,</text:p>
        <text:p text:style-name="Text_20_body"><text:s/>You can always find me here!</text:p>
        <text:p text:style-name="Text_20_body"></text:p>
        <text:p text:style-name="Text_20_body"><text:s/>[Thanks to Jen for corrections]</text:p>
        <text:h text:style-name="Heading_20_2" text:outline-level="2">THENARDIER WALTS OF TREACHERY</text:h>
        <text:p text:style-name="Text_20_body">(The ABC Cafe, where the students, led by Enjolras, meet to discuss their revolutionary plans)</text:p>
        <text:p text:style-name="Text_20_body"></text:p>
        <text:p text:style-name="Text_20_body"><text:s/>COMBEFERRE</text:p>
        <text:p text:style-name="Text_20_body"><text:s/>At Notre Dame the sections are prepared!</text:p>
        <text:p text:style-name="Text_20_body"></text:p>
        <text:p text:style-name="Text_20_body"><text:s/>FEUILLY</text:p>
        <text:p text:style-name="Text_20_body"><text:s/>At rue de Bac they're straining at the leash!</text:p>
        <text:p text:style-name="Text_20_body"></text:p>
        <text:p text:style-name="Text_20_body"><text:s/>COURFEYRAC</text:p>
        <text:p text:style-name="Text_20_body"><text:s/>Students, workers, everyone</text:p>
        <text:p text:style-name="Text_20_body"><text:s/>There's a river on the run</text:p>
        <text:p text:style-name="Text_20_body"><text:s/>Like the flowing of the tide</text:p>
        <text:p text:style-name="Text_20_body"><text:s/>Paris coming to our side!</text:p>
        <text:p text:style-name="Text_20_body"></text:p>
        <text:p text:style-name="Text_20_body"><text:s/>ENJORAS</text:p>
        <text:p text:style-name="Text_20_body"><text:s/>The time is near</text:p>
        <text:p text:style-name="Text_20_body"><text:s/>So near it's stirring the blood in their veins!</text:p>
        <text:p text:style-name="Text_20_body"><text:s/>And yet beware</text:p>
        <text:p text:style-name="Text_20_body"><text:s/>Don't let the wine go to your brains!</text:p>
        <text:p text:style-name="Text_20_body"><text:s/>For the army we fight is a dangerous foe</text:p>
        <text:p text:style-name="Text_20_body"><text:s/>With the men and the arms that we never can match</text:p>
        <text:p text:style-name="Text_20_body"><text:s/>It is easy to sit here and swat 'em like flies</text:p>
        <text:p text:style-name="Text_20_body"><text:s/>But the national guard will be harder to catch.</text:p>
        <text:p text:style-name="Text_20_body"><text:s/>We need a sign</text:p>
        <text:p text:style-name="Text_20_body"><text:s/>To rally the people</text:p>
        <text:p text:style-name="Text_20_body"><text:s/>To call them to arms</text:p>
        <text:p text:style-name="Text_20_body"><text:s/>To bring them in line!</text:p>
        <text:p text:style-name="Text_20_body"></text:p>
        <text:p text:style-name="Text_20_body"><text:s/>(Marius enters)</text:p>
        <text:p text:style-name="Text_20_body"></text:p>
        <text:p text:style-name="Text_20_body"><text:s/>Marius, you're late.</text:p>
        <text:p text:style-name="Text_20_body"></text:p>
        <text:p text:style-name="Text_20_body"><text:s/>JOLY</text:p>
        <text:p text:style-name="Text_20_body"><text:s/>Marius what's wrong with you today?</text:p>
        <text:p text:style-name="Text_20_body"><text:s/>You look as if you've seen a ghost.</text:p>
        <text:p text:style-name="Text_20_body"></text:p>
        <text:p text:style-name="Text_20_body"><text:s/>GRANTAIRE</text:p>
        <text:p text:style-name="Text_20_body"><text:s/>Some wine and say what's going on!</text:p>
        <text:p text:style-name="Text_20_body"></text:p>
        <text:p text:style-name="Text_20_body"><text:s/>MARIUS</text:p>
        <text:p text:style-name="Text_20_body"><text:s/>A ghost you say... a ghost maybe</text:p>
        <text:p text:style-name="Text_20_body"><text:s/>She was just like a ghost to me</text:p>
        <text:p text:style-name="Text_20_body"><text:s/>One minute there, and she was gone!</text:p>
        <text:p text:style-name="Text_20_body"></text:p>
        <text:p text:style-name="Text_20_body"><text:s/>GRANTAIRE</text:p>
        <text:p text:style-name="Text_20_body"><text:s/>I am agog!</text:p>
        <text:p text:style-name="Text_20_body"><text:s/>I am aghast!</text:p>
        <text:p text:style-name="Text_20_body"><text:s/>Is Marius in love at last?</text:p>
        <text:p text:style-name="Text_20_body"><text:s/>I've never heard him `ooh' and `aah'</text:p>
        <text:p text:style-name="Text_20_body"><text:s/>You talk of battles to be won</text:p>
        <text:p text:style-name="Text_20_body"><text:s/>And here he comes like Don Ju-an</text:p>
        <text:p text:style-name="Text_20_body"><text:soft-page-break/><text:s/>It's better than an o-per-a!</text:p>
        <text:p text:style-name="Text_20_body"></text:p>
        <text:p text:style-name="Text_20_body"><text:s/>ENJOLRAS</text:p>
        <text:p text:style-name="Text_20_body"><text:s/>It is time for us all</text:p>
        <text:p text:style-name="Text_20_body"><text:s/>To decide who we are</text:p>
        <text:p text:style-name="Text_20_body"><text:s/>Do we fight for the right</text:p>
        <text:p text:style-name="Text_20_body"><text:s/>To a night at the opera now?</text:p>
        <text:p text:style-name="Text_20_body"><text:s/>Have you asked of yourselves</text:p>
        <text:p text:style-name="Text_20_body"><text:s/>What's the price you might pay?</text:p>
        <text:p text:style-name="Text_20_body"><text:s/>Is it simply a game</text:p>
        <text:p text:style-name="Text_20_body"><text:s/>For rich young boys to play?</text:p>
        <text:p text:style-name="Text_20_body"><text:s/>The color of the world</text:p>
        <text:p text:style-name="Text_20_body"><text:s/>Is changing day by day...</text:p>
        <text:p text:style-name="Text_20_body"></text:p>
        <text:p text:style-name="Text_20_body"><text:s/>Red - the blood of angry men!</text:p>
        <text:p text:style-name="Text_20_body"><text:s/>Black - the dark of ages past!</text:p>
        <text:p text:style-name="Text_20_body"><text:s/>Red - a world about to dawn!</text:p>
        <text:p text:style-name="Text_20_body"><text:s/>Black - the night that ends at last!</text:p>
        <text:p text:style-name="Text_20_body"></text:p>
        <text:p text:style-name="Text_20_body"><text:s/>MARIUS</text:p>
        <text:p text:style-name="Text_20_body"><text:s/>Had you been there tonight</text:p>
        <text:p text:style-name="Text_20_body"><text:s/>You might know how it feels</text:p>
        <text:p text:style-name="Text_20_body"><text:s/>To be struck to the bone</text:p>
        <text:p text:style-name="Text_20_body"><text:s/>In a moment of breathless delight!</text:p>
        <text:p text:style-name="Text_20_body"><text:s/>Had you been there tonight</text:p>
        <text:p text:style-name="Text_20_body"><text:s/>You might also have known</text:p>
        <text:p text:style-name="Text_20_body"><text:s/>How the world may be changed</text:p>
        <text:p text:style-name="Text_20_body"><text:s/>In just one burst of light!</text:p>
        <text:p text:style-name="Text_20_body"><text:s/>And what was right seems wrong</text:p>
        <text:p text:style-name="Text_20_body"><text:s/>And what was wrong seems right!</text:p>
        <text:p text:style-name="Text_20_body"></text:p>
        <text:p text:style-name="Text_20_body"><text:s/>GRANTAIRE</text:p>
        <text:p text:style-name="Text_20_body"><text:s/>Red...</text:p>
        <text:p text:style-name="Text_20_body"></text:p>
        <text:p text:style-name="Text_20_body"><text:s/>MARIUS</text:p>
        <text:p text:style-name="Text_20_body"><text:s/>I feel my soul on fire!</text:p>
        <text:p text:style-name="Text_20_body"></text:p>
        <text:p text:style-name="Text_20_body"><text:s/>GRANTAIRE</text:p>
        <text:p text:style-name="Text_20_body"><text:s/>Black...</text:p>
        <text:p text:style-name="Text_20_body"></text:p>
        <text:p text:style-name="Text_20_body"><text:s/>MARIUS</text:p>
        <text:p text:style-name="Text_20_body"><text:s/>My world if she's not there!</text:p>
        <text:p text:style-name="Text_20_body"></text:p>
        <text:p text:style-name="Text_20_body"><text:s/>ALL</text:p>
        <text:p text:style-name="Text_20_body"><text:s/>Red...</text:p>
        <text:p text:style-name="Text_20_body"></text:p>
        <text:p text:style-name="Text_20_body"><text:s/>MARIUS</text:p>
        <text:p text:style-name="Text_20_body"><text:s/>The color of desire!</text:p>
        <text:p text:style-name="Text_20_body"></text:p>
        <text:p text:style-name="Text_20_body"><text:s/>ALL</text:p>
        <text:p text:style-name="Text_20_body"><text:s/>Black...</text:p>
        <text:p text:style-name="Text_20_body"></text:p>
        <text:p text:style-name="Text_20_body"><text:s/>MARIUS</text:p>
        <text:p text:style-name="Text_20_body"><text:s/>The color of despair!</text:p>
        <text:p text:style-name="Text_20_body"></text:p>
        <text:p text:style-name="Text_20_body"><text:s/>ENJOLRAS</text:p>
        <text:p text:style-name="Text_20_body"><text:s/>Marius, you're no longer a child</text:p>
        <text:p text:style-name="Text_20_body"><text:s/>I do not doubt you mean it well</text:p>
        <text:p text:style-name="Text_20_body"><text:s/>But now there is a higher call.</text:p>
        <text:p text:style-name="Text_20_body"><text:s/>Who cares about your lonely soul?</text:p>
        <text:p text:style-name="Text_20_body"><text:s/>We strive toward a larger goal</text:p>
        <text:p text:style-name="Text_20_body"><text:s/>Our little lives don't count at all!</text:p>
        <text:p text:style-name="Text_20_body"></text:p>
        <text:p text:style-name="Text_20_body"><text:s/>ALL</text:p>
        <text:p text:style-name="Text_20_body"><text:s/>Red - the blood of angry men!</text:p>
        <text:p text:style-name="Text_20_body"><text:s/>Black - the dark of ages past!</text:p>
        <text:p text:style-name="Text_20_body"><text:s/>Red - a world about to dawn!</text:p>
        <text:p text:style-name="Text_20_body"><text:s/>Black - the night that ends at last!</text:p>
        <text:p text:style-name="Text_20_body"></text:p>
        <text:p text:style-name="Text_20_body"><text:s/>ENJOLRAS</text:p>
        <text:p text:style-name="Text_20_body"><text:s/>Well, Courfeyrac, do we have all the guns?</text:p>
        <text:p text:style-name="Text_20_body"><text:s/>Feuilly, Combeferre, our time is running short.</text:p>
        <text:p text:style-name="Text_20_body"><text:s/>Grantaire, put the bottle down!</text:p>
        <text:p text:style-name="Text_20_body"><text:s/>Do we have the guns we need?</text:p>
        <text:p text:style-name="Text_20_body"></text:p>
        <text:p text:style-name="Text_20_body"><text:s/>GRANTAIRE</text:p>
        <text:p text:style-name="Text_20_body"><text:s/>Give me brandy on my breath</text:p>
        <text:p text:style-name="Text_20_body"><text:s/>And I'll breathe them all to death!</text:p>
        <text:p text:style-name="Text_20_body"></text:p>
        <text:p text:style-name="Text_20_body"><text:s/>COURFEYRAC</text:p>
        <text:p text:style-name="Text_20_body"><text:s/>In St. Antoine they're with us to a man!</text:p>
        <text:p text:style-name="Text_20_body"></text:p>
        <text:p text:style-name="Text_20_body"><text:s/>COMBEFERRE</text:p>
        <text:p text:style-name="Text_20_body"><text:s/>In Notre Dame they're tearing up the stones!</text:p>
        <text:p text:style-name="Text_20_body"></text:p>
        <text:p text:style-name="Text_20_body"><text:s/>FEUILLY</text:p>
        <text:p text:style-name="Text_20_body"><text:s/>Twenty rifles good as new!</text:p>
        <text:p text:style-name="Text_20_body"></text:p>
        <text:p text:style-name="Text_20_body"><text:s/>(Gavroche rushes in shouting)</text:p>
        <text:p text:style-name="Text_20_body"></text:p>
        <text:p text:style-name="Text_20_body"><text:s/>GAVROCHE</text:p>
        <text:p text:style-name="Text_20_body"><text:s/>Listen!</text:p>
        <text:p text:style-name="Text_20_body"></text:p>
        <text:p text:style-name="Text_20_body"><text:s/>JOLY</text:p>
        <text:p text:style-name="Text_20_body"><text:s/>Twenty rounds for every man!</text:p>
        <text:p text:style-name="Text_20_body"></text:p>
        <text:p text:style-name="Text_20_body"><text:s/>GAVROCHE</text:p>
        <text:p text:style-name="Text_20_body"><text:s/>Listen to me!</text:p>
        <text:p text:style-name="Text_20_body"></text:p>
        <text:p text:style-name="Text_20_body"><text:s/>JEAN PROUVAIRE</text:p>
        <text:p text:style-name="Text_20_body"><text:s/>Double that in Port St. Cloud!</text:p>
        <text:p text:style-name="Text_20_body"></text:p>
        <text:p text:style-name="Text_20_body"><text:s/>GAVROCHE</text:p>
        <text:p text:style-name="Text_20_body"><text:s/>Listen everybody!</text:p>
        <text:p text:style-name="Text_20_body"></text:p>
        <text:p text:style-name="Text_20_body"><text:s/>LESGLES</text:p>
        <text:p text:style-name="Text_20_body"><text:s/>Seven guns in St. Martin!</text:p>
        <text:p text:style-name="Text_20_body"></text:p>
        <text:p text:style-name="Text_20_body"><text:s/>GAVROCHE</text:p>
        <text:p text:style-name="Text_20_body"><text:s/>General Lamarque is dead!</text:p>
        <text:p text:style-name="Text_20_body"></text:p>
        <text:p text:style-name="Text_20_body"><text:s/>ENJOLRAS</text:p>
        <text:p text:style-name="Text_20_body"><text:s/>Lamarque is dead.</text:p>
        <text:p text:style-name="Text_20_body"><text:s/>Lamarque! His death is the hour of fate.</text:p>
        <text:p text:style-name="Text_20_body"><text:s/>The people's man.</text:p>
        <text:p text:style-name="Text_20_body"><text:s/>His death is the sign we await!</text:p>
        <text:p text:style-name="Text_20_body"></text:p>
        <text:p text:style-name="Text_20_body"><text:s/>On his funeral day they will honor his name.</text:p>
        <text:p text:style-name="Text_20_body"><text:s/>It's a rallying cry that will reach every ear!</text:p>
        <text:p text:style-name="Text_20_body"><text:s/>In the death of Lamarque we will kindle the flame</text:p>
        <text:p text:style-name="Text_20_body"><text:s/>They will see that the day of salvation is near!</text:p>
        <text:p text:style-name="Text_20_body"><text:s/>The time is near!</text:p>
        <text:p text:style-name="Text_20_body"><text:s/>Let us welcome it gladly with courage and cheer</text:p>
        <text:p text:style-name="Text_20_body"><text:s/>Let us take to the streets with no doubt in our hearts</text:p>
        <text:p text:style-name="Text_20_body"><text:s/>But a jubilant shout</text:p>
        <text:p text:style-name="Text_20_body"><text:s/>They will come one and all</text:p>
        <text:p text:style-name="Text_20_body"><text:s/>They will come when we call!</text:p>
        <text:p text:style-name="Text_20_body"></text:p>
        <text:p text:style-name="Text_20_body"><text:s/>[Thanks to Jess for corrections]</text:p>
        <text:h text:style-name="Heading_20_2" text:outline-level="2">VALJEAN FORGIVEN</text:h>
        <text:p text:style-name="Text_20_body">Constables</text:p>
        <text:p text:style-name="Text_20_body">Tell his reverence your story</text:p>
        <text:p text:style-name="Text_20_body">Let us see if he's impressed</text:p>
        <text:p text:style-name="Text_20_body">You were lodging there last night</text:p>
        <text:p text:style-name="Text_20_body">You were the honest Bishop's guest.</text:p>
        <text:p text:style-name="Text_20_body">And then, out of Christian goodness</text:p>
        <text:p text:style-name="Text_20_body">When he learned about your plight</text:p>
        <text:p text:style-name="Text_20_body">You maintain he made a present of this silver-- </text:p>
        <text:p text:style-name="Text_20_body"></text:p>
        <text:p text:style-name="Text_20_body">Bishop</text:p>
        <text:p text:style-name="Text_20_body">That is right.</text:p>
        <text:p text:style-name="Text_20_body">But my friend you left so early</text:p>
        <text:p text:style-name="Text_20_body">Surely something slipped your mind </text:p>
        <text:p text:style-name="Text_20_body"></text:p>
        <text:p text:style-name="Text_20_body">[The bishop gives Valjean two silver candlesticks.] </text:p>
        <text:p text:style-name="Text_20_body"/>
        <text:p text:style-name="Text_20_body">You forgot I gave these also</text:p>
        <text:p text:style-name="Text_20_body">Would you leave the best behind?</text:p>
        <text:p text:style-name="Text_20_body">So Messieurs you may release him</text:p>
        <text:p text:style-name="Text_20_body">For this man has spoken true</text:p>
        <text:p text:style-name="Text_20_body">I commend you for your duty</text:p>
        <text:p text:style-name="Text_20_body">May God's blessing go with you.</text:p>
        <text:p text:style-name="Text_20_body">But remember this, my brother</text:p>
        <text:p text:style-name="Text_20_body">See in this some higher plan</text:p>
        <text:p text:style-name="Text_20_body">You must use this precious silver</text:p>
        <text:p text:style-name="Text_20_body">To become an honest man</text:p>
        <text:p text:style-name="Text_20_body">By the witness of the martyrs</text:p>
        <text:p text:style-name="Text_20_body">By the Passion and the Blood</text:p>
        <text:p text:style-name="Text_20_body">God has raised you out of darkness</text:p>
        <text:p text:style-name="Text_20_body">I have bought your soul for God!</text:p>
        <text:h text:style-name="Heading_20_2" text:outline-level="2">WHAT HAVE I DONE</text:h>
        <text:p text:style-name="Text_20_body">[VALJEAN]</text:p>
        <text:p text:style-name="Text_20_body"><text:s/>What have I done?</text:p>
        <text:p text:style-name="Text_20_body"><text:s/>Sweet Jesus, what have I done?</text:p>
        <text:p text:style-name="Text_20_body"><text:s/>Become a thief in the night,</text:p>
        <text:p text:style-name="Text_20_body"><text:s/>Become a dog on the run</text:p>
        <text:p text:style-name="Text_20_body"><text:s/>And have I fallen so far,</text:p>
        <text:p text:style-name="Text_20_body"><text:s/>And is the hour so late</text:p>
        <text:p text:style-name="Text_20_body"><text:s/>That nothing remains but the cry of my hate,</text:p>
        <text:p text:style-name="Text_20_body"><text:s/>The cries in the dark that nobody hears,</text:p>
        <text:p text:style-name="Text_20_body"><text:s/>Here where I stand at the turning of the years?</text:p>
        <text:p text:style-name="Text_20_body"></text:p>
        <text:p text:style-name="Text_20_body"><text:s/>If there's another way to go</text:p>
        <text:p text:style-name="Text_20_body"><text:s/>I missed it twenty long years ago</text:p>
        <text:p text:style-name="Text_20_body"><text:s/>My life was a war that could never be won</text:p>
        <text:p text:style-name="Text_20_body"><text:s/>They gave me a number and murdered Valjean</text:p>
        <text:p text:style-name="Text_20_body"><text:s/>When they chained me and left me for dead</text:p>
        <text:p text:style-name="Text_20_body"><text:s/>Just for stealing a mouthful of bread</text:p>
        <text:p text:style-name="Text_20_body"></text:p>
        <text:p text:style-name="Text_20_body"><text:s/>Yet why did I allow that man</text:p>
        <text:p text:style-name="Text_20_body"><text:s/>To touch my soul and teach me love?</text:p>
        <text:p text:style-name="Text_20_body"><text:s/>He treated me like any other</text:p>
        <text:p text:style-name="Text_20_body"><text:s/>He gave me his trust</text:p>
        <text:p text:style-name="Text_20_body"><text:s/>He called me brother</text:p>
        <text:p text:style-name="Text_20_body"><text:s/>My life he claims for God above</text:p>
        <text:p text:style-name="Text_20_body"><text:s/>Can such things be?</text:p>
        <text:p text:style-name="Text_20_body"><text:s/>For I had come to hate the world</text:p>
        <text:p text:style-name="Text_20_body"><text:s/>This world that always hated me</text:p>
        <text:p text:style-name="Text_20_body"></text:p>
        <text:p text:style-name="Text_20_body"><text:s/>Take an eye for an eye!</text:p>
        <text:p text:style-name="Text_20_body"><text:s/>Turn your heart into stone!</text:p>
        <text:p text:style-name="Text_20_body"><text:s/>This is all I have lived for!</text:p>
        <text:p text:style-name="Text_20_body"><text:soft-page-break/><text:s/>This is all I have known!</text:p>
        <text:p text:style-name="Text_20_body"></text:p>
        <text:p text:style-name="Text_20_body"><text:s/>One word from him and I'd be back</text:p>
        <text:p text:style-name="Text_20_body"><text:s/>Beneath the lash, upon the rack</text:p>
        <text:p text:style-name="Text_20_body"><text:s/>Instead he offers me my freedom</text:p>
        <text:p text:style-name="Text_20_body"><text:s/>I feel my shame inside me like a knife</text:p>
        <text:p text:style-name="Text_20_body"><text:s/>He told me that I have a soul,</text:p>
        <text:p text:style-name="Text_20_body"><text:s/>How does he know?</text:p>
        <text:p text:style-name="Text_20_body"><text:s/>What spirit comes to move my life?</text:p>
        <text:p text:style-name="Text_20_body"><text:s/>Is there another way to go?</text:p>
        <text:p text:style-name="Text_20_body"></text:p>
        <text:p text:style-name="Text_20_body"><text:s/>I am reaching, but I fall</text:p>
        <text:p text:style-name="Text_20_body"><text:s/>And the night is closing in</text:p>
        <text:p text:style-name="Text_20_body"><text:s/>And I stare into the void</text:p>
        <text:p text:style-name="Text_20_body"><text:s/>To the whirlpool of my sin</text:p>
        <text:p text:style-name="Text_20_body"><text:s/>I'll escape now from the world</text:p>
        <text:p text:style-name="Text_20_body"><text:s/>From the world of Jean Valjean</text:p>
        <text:p text:style-name="Text_20_body"><text:s/>Jean Valjean is nothing now</text:p>
        <text:p text:style-name="Text_20_body"><text:s/>Another story must begin!</text:p>
        <text:p text:style-name="Text_20_body"></text:p>
        <text:p text:style-name="Text_20_body"><text:s/>[He tears up his yellow ticket-of-leave]</text:p>
        <text:p text:style-name="Text_20_body"></text:p>
        <text:p text:style-name="Text_20_body"><text:s/>[Thanks to Curtis Swike for corrections]</text:p>
        <text:h text:style-name="Heading_20_2" text:outline-level="2">WHO AM I</text:h>
        <text:p text:style-name="Text_20_body">[VALJEAN]</text:p>
        <text:p text:style-name="Text_20_body"><text:s/>He thinks that man is me</text:p>
        <text:p text:style-name="Text_20_body"><text:s/>He knew him at a glance!</text:p>
        <text:p text:style-name="Text_20_body"><text:s/>That stranger he has found</text:p>
        <text:p text:style-name="Text_20_body"><text:s/>This man could be my chance!</text:p>
        <text:p text:style-name="Text_20_body"></text:p>
        <text:p text:style-name="Text_20_body"><text:s/>Why should I save his hide?</text:p>
        <text:p text:style-name="Text_20_body"><text:s/>Why should I right this wrong</text:p>
        <text:p text:style-name="Text_20_body"><text:s/>When I have come so far</text:p>
        <text:p text:style-name="Text_20_body"><text:s/>And struggled for so long?</text:p>
        <text:p text:style-name="Text_20_body"></text:p>
        <text:p text:style-name="Text_20_body"><text:s/>If I speak, I am condemned.</text:p>
        <text:p text:style-name="Text_20_body"><text:s/>If I stay silent, I am damned!</text:p>
        <text:p text:style-name="Text_20_body"></text:p>
        <text:p text:style-name="Text_20_body"><text:s/>I am the master of hundreds of workers.</text:p>
        <text:p text:style-name="Text_20_body"><text:s/>They all look to me.</text:p>
        <text:p text:style-name="Text_20_body"><text:s/>How can I abandon them?</text:p>
        <text:p text:style-name="Text_20_body"><text:s/>How would they live</text:p>
        <text:p text:style-name="Text_20_body"><text:s/>If I am not free?</text:p>
        <text:p text:style-name="Text_20_body"></text:p>
        <text:p text:style-name="Text_20_body"><text:s/>If I speak, I am condemned.</text:p>
        <text:p text:style-name="Text_20_body"><text:s/>If I stay silent, I am damned!</text:p>
        <text:p text:style-name="Text_20_body"></text:p>
        <text:p text:style-name="Text_20_body"><text:s/>Who am I?</text:p>
        <text:p text:style-name="Text_20_body"><text:s/>Can I condemn this man to slavery</text:p>
        <text:p text:style-name="Text_20_body"><text:s/>Pretend I do not feel his agony</text:p>
        <text:p text:style-name="Text_20_body"><text:s/>This innocent who bears my face</text:p>
        <text:p text:style-name="Text_20_body"><text:s/>Who goes to judgement in my place</text:p>
        <text:p text:style-name="Text_20_body"><text:s/>Who am I?</text:p>
        <text:p text:style-name="Text_20_body"><text:s/>Can I conceal myself for evermore?</text:p>
        <text:p text:style-name="Text_20_body"><text:s/>Pretend I'm not the man I was before?</text:p>
        <text:p text:style-name="Text_20_body"><text:s/>And must my name until I die</text:p>
        <text:p text:style-name="Text_20_body"><text:s/>Be no more than an alibi?</text:p>
        <text:p text:style-name="Text_20_body"><text:s/>Must I lie?</text:p>
        <text:p text:style-name="Text_20_body"><text:s/>How can I ever face my fellow men?</text:p>
        <text:p text:style-name="Text_20_body"><text:s/>How can I ever face myself again?</text:p>
        <text:p text:style-name="Text_20_body"><text:s/>My soul belongs to God, I know</text:p>
        <text:p text:style-name="Text_20_body"><text:s/>I made that bargain long ago</text:p>
        <text:p text:style-name="Text_20_body"><text:s/>He gave me hope when hope was gone</text:p>
        <text:p text:style-name="Text_20_body"><text:s/>He gave me strength to journey on</text:p>
        <text:p text:style-name="Text_20_body"></text:p>
        <text:p text:style-name="Text_20_body"><text:s/>[He appears in front of the court]</text:p>
        <text:p text:style-name="Text_20_body"></text:p>
        <text:p text:style-name="Text_20_body"><text:s/>Who am I? Who am I?</text:p>
        <text:p text:style-name="Text_20_body"><text:s/>I am Jean Valjean!</text:p>
        <text:p text:style-name="Text_20_body"></text:p>
        <text:p text:style-name="Text_20_body"><text:s/>[He unbuttons his shirt to reveal the number tattooed to his chest]</text:p>
        <text:p text:style-name="Text_20_body"></text:p>
        <text:p text:style-name="Text_20_body"><text:s/>And so Javert, you see it's true</text:p>
        <text:p text:style-name="Text_20_body"><text:s/>That man bears no more guilt than you!</text:p>
        <text:p text:style-name="Text_20_body"><text:s/>Who am I?</text:p>
        <text:p text:style-name="Text_20_body"><text:s/>24601!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9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I" style:print-orientation="landscape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4" fo:column-gap="0cm">
          <style:column style:rel-width="3535*" fo:start-indent="0cm" fo:end-indent="0cm"/>
          <style:column style:rel-width="3535*" fo:start-indent="0cm" fo:end-indent="0cm"/>
          <style:column style:rel-width="3535*" fo:start-indent="0cm" fo:end-indent="0cm"/>
          <style:column style:rel-width="353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9:26:57</meta:creation-date>
    <dc:date>2013-02-24T19:45:33</dc:date>
    <meta:editing-duration>PT18M37S</meta:editing-duration>
    <meta:editing-cycles>4</meta:editing-cycles>
    <meta:generator>LibreOffice/3.4$Unix LibreOffice_project/340m1$Build-302</meta:generator>
    <meta:print-date>2013-02-24T19:40:56</meta:print-date>
    <meta:document-statistic meta:table-count="0" meta:image-count="0" meta:object-count="0" meta:page-count="10" meta:paragraph-count="1749" meta:word-count="7189" meta:character-count="38921" meta:non-whitespace-character-count="30090"/>
  </office:meta>
</office:document-meta>
</file>